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9cm"/>
    </style:style>
    <style:style style:name="co3" style:family="table-column">
      <style:table-column-properties fo:break-before="auto" style:column-width="2.896cm"/>
    </style:style>
    <style:style style:name="co4" style:family="table-column">
      <style:table-column-properties fo:break-before="auto" style:column-width="2.7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number-columns-repeated="2"/>
          <table:table-cell table:style-name="Default" office:value-type="string">
            <text:p>Délai</text:p>
          </table:table-cell>
          <table:table-cell table:style-name="Default" table:number-columns-repeated="2"/>
          <table:table-cell table:number-columns-repeated="2"/>
          <table:table-cell table:style-name="ce1" office:value-type="string">
            <text:p>Délai</text:p>
          </table:table-cell>
          <table:table-cell table:style-name="ce1" office:value-type="string">
            <text:p>Score de base</text:p>
          </table:table-cell>
          <table:table-cell table:style-name="ce1" office:value-type="string">
            <text:p>Score calculé</text:p>
          </table:table-cell>
          <table:table-cell>
            <draw:frame table:end-cell-address="Feuille1.R17" table:end-x="0.196cm" table:end-y="0.271cm" draw:z-index="1" draw:style-name="gr1" svg:width="14.661cm" svg:height="6.999cm" svg:x="1.342cm" svg:y="0.02cm">
              <draw:object draw:notify-on-update-of-ranges="Feuille1.H3:Feuille1.H7 Feuille1.J2:Feuille1.J2 Feuille1.J3:Feuille1.J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>
            <text:p>Entre 2000 et 60</text:p>
          </table:table-cell>
          <table:table-cell table:style-name="Default"/>
          <table:table-cell table:style-name="Default" office:value-type="string">
            <text:p>Points de base :</text:p>
          </table:table-cell>
          <table:table-cell table:number-columns-repeated="2"/>
          <table:table-cell table:style-name="ce1" office:value-type="float" office:value="2000">
            <text:p>2000</text:p>
          </table:table-cell>
          <table:table-cell table:style-name="ce1"/>
          <table:table-cell table:style-name="ce1" table:formula="of:=ROUND((2200-(LN([.H3])*200+[.H3]*0.3))/13.6)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ce1" office:value-type="float" office:value="1000">
            <text:p>1000</text:p>
          </table:table-cell>
          <table:table-cell table:style-name="ce1"/>
          <table:table-cell table:style-name="ce1" table:formula="of:=ROUND((2200-(LN([.H4])*200+[.H4]*0.3))/13.6)" office:value-type="float" office:value="38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Calcul</text:p>
          </table:table-cell>
          <table:table-cell table:style-name="Default" table:number-columns-repeated="2"/>
          <table:table-cell table:number-columns-repeated="2"/>
          <table:table-cell table:style-name="ce1" office:value-type="float" office:value="990">
            <text:p>990</text:p>
          </table:table-cell>
          <table:table-cell table:style-name="ce1"/>
          <table:table-cell table:style-name="ce1" table:formula="of:=ROUND((2200-(LN([.H5])*200+[.H5]*0.3))/13.6)" office:value-type="float" office:value="38">
            <text:p>3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ce1" office:value-type="float" office:value="60">
            <text:p>60</text:p>
          </table:table-cell>
          <table:table-cell table:style-name="ce1"/>
          <table:table-cell table:style-name="ce1" table:formula="of:=ROUND((2200-(LN([.H6])*200+[.H6]*0.3))/13.6)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En fonction</text:p>
          </table:table-cell>
          <table:table-cell table:style-name="Default" table:number-columns-repeated="2"/>
          <table:table-cell table:number-columns-repeated="2"/>
          <table:table-cell table:style-name="ce1" office:value-type="float" office:value="1">
            <text:p>1</text:p>
          </table:table-cell>
          <table:table-cell table:style-name="ce1"/>
          <table:table-cell table:style-name="ce1" table:formula="of:=ROUND((2200-(LN([.H7])*200+[.H7]*0.3))/13.6)" office:value-type="float" office:value="162">
            <text:p>16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>
            <text:p>du nombre de lignes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Default" office:value-type="string">
            <text:p>en fonction de la vitesse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Default" office:value-type="string">
            <text:p>si une piece est tombée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formula="of:=LN([.H11])" office:value-type="float" office:value="4.60517018598809">
            <text:p>4,605170186</text:p>
          </table:table-cell>
          <table:table-cell/>
          <table:table-cell table:style-name="ce1" table:formula="of:=(2200-(LN([.H12])*200+[.H12]*0.3))/10" office:value-type="float" office:value="189.318252378262">
            <text:p>189,3182523783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Délai</text:p>
          </table:table-cell>
          <table:table-cell office:value-type="string">
            <text:p>Score de base</text:p>
          </table:table-cell>
          <table:table-cell office:value-type="string">
            <text:p>Score calculé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00">
            <text:p>2000</text:p>
          </table:table-cell>
          <table:table-cell table:formula="of:=1000-[.C18]" office:value-type="float" office:value="-1000">
            <text:p>-1000</text:p>
          </table:table-cell>
          <table:table-cell table:formula="of:=ROUND((2200-(LN([.C18])*200+[.C18]*0.3))/13.6)"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8]-10" office:value-type="float" office:value="1990">
            <text:p>1990</text:p>
          </table:table-cell>
          <table:table-cell table:formula="of:=1000-[.C19]" office:value-type="float" office:value="-990">
            <text:p>-990</text:p>
          </table:table-cell>
          <table:table-cell table:formula="of:=ROUND((2200-(LN([.C19])*200+[.C19]*0.3))/13.6)"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9]-10" office:value-type="float" office:value="1980">
            <text:p>1980</text:p>
          </table:table-cell>
          <table:table-cell table:formula="of:=1000-[.C20]" office:value-type="float" office:value="-980">
            <text:p>-980</text:p>
          </table:table-cell>
          <table:table-cell table:formula="of:=ROUND((2200-(LN([.C20])*200+[.C20]*0.3))/13.6)" office:value-type="float" office:value="6">
            <text:p>6</text:p>
          </table:table-cell>
          <table:table-cell>
            <draw:frame table:end-cell-address="Feuille1.S44" table:end-x="1.191cm" table:end-y="0.291cm" draw:z-index="0" draw:style-name="gr1" svg:width="31.476cm" svg:height="11.041cm" svg:x="0.955cm" svg:y="0.047cm">
              <draw:object draw:notify-on-update-of-ranges="Feuille1.C18:Feuille1.C218 Feuille1.E17:Feuille1.E17 Feuille1.E18:Feuille1.E2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C20]-10" office:value-type="float" office:value="1970">
            <text:p>1970</text:p>
          </table:table-cell>
          <table:table-cell table:formula="of:=1000-[.C21]" office:value-type="float" office:value="-970">
            <text:p>-970</text:p>
          </table:table-cell>
          <table:table-cell table:formula="of:=ROUND((2200-(LN([.C21])*200+[.C21]*0.3))/13.6)" office:value-type="float" office:value="7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1]-10" office:value-type="float" office:value="1960">
            <text:p>1960</text:p>
          </table:table-cell>
          <table:table-cell table:formula="of:=1000-[.C22]" office:value-type="float" office:value="-960">
            <text:p>-960</text:p>
          </table:table-cell>
          <table:table-cell table:formula="of:=ROUND((2200-(LN([.C22])*200+[.C22]*0.3))/13.6)" office:value-type="float" office:value="7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2]-10" office:value-type="float" office:value="1950">
            <text:p>1950</text:p>
          </table:table-cell>
          <table:table-cell table:formula="of:=1000-[.C23]" office:value-type="float" office:value="-950">
            <text:p>-950</text:p>
          </table:table-cell>
          <table:table-cell table:formula="of:=ROUND((2200-(LN([.C23])*200+[.C23]*0.3))/13.6)" office:value-type="float" office:value="7">
            <text:p>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3]-10" office:value-type="float" office:value="1940">
            <text:p>1940</text:p>
          </table:table-cell>
          <table:table-cell table:formula="of:=1000-[.C24]" office:value-type="float" office:value="-940">
            <text:p>-940</text:p>
          </table:table-cell>
          <table:table-cell table:formula="of:=ROUND((2200-(LN([.C24])*200+[.C24]*0.3))/13.6)" office:value-type="float" office:value="8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4]-10" office:value-type="float" office:value="1930">
            <text:p>1930</text:p>
          </table:table-cell>
          <table:table-cell table:formula="of:=1000-[.C25]" office:value-type="float" office:value="-930">
            <text:p>-930</text:p>
          </table:table-cell>
          <table:table-cell table:formula="of:=ROUND((2200-(LN([.C25])*200+[.C25]*0.3))/13.6)" office:value-type="float" office:value="8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5]-10" office:value-type="float" office:value="1920">
            <text:p>1920</text:p>
          </table:table-cell>
          <table:table-cell table:formula="of:=1000-[.C26]" office:value-type="float" office:value="-920">
            <text:p>-920</text:p>
          </table:table-cell>
          <table:table-cell table:formula="of:=ROUND((2200-(LN([.C26])*200+[.C26]*0.3))/13.6)" office:value-type="float" office:value="8">
            <text:p>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6]-10" office:value-type="float" office:value="1910">
            <text:p>1910</text:p>
          </table:table-cell>
          <table:table-cell table:formula="of:=1000-[.C27]" office:value-type="float" office:value="-910">
            <text:p>-910</text:p>
          </table:table-cell>
          <table:table-cell table:formula="of:=ROUND((2200-(LN([.C27])*200+[.C27]*0.3))/13.6)" office:value-type="float" office:value="9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7]-10" office:value-type="float" office:value="1900">
            <text:p>1900</text:p>
          </table:table-cell>
          <table:table-cell table:formula="of:=1000-[.C28]" office:value-type="float" office:value="-900">
            <text:p>-900</text:p>
          </table:table-cell>
          <table:table-cell table:formula="of:=ROUND((2200-(LN([.C28])*200+[.C28]*0.3))/13.6)" office:value-type="float" office:value="9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8]-10" office:value-type="float" office:value="1890">
            <text:p>1890</text:p>
          </table:table-cell>
          <table:table-cell table:formula="of:=1000-[.C29]" office:value-type="float" office:value="-890">
            <text:p>-890</text:p>
          </table:table-cell>
          <table:table-cell table:formula="of:=ROUND((2200-(LN([.C29])*200+[.C29]*0.3))/13.6)" office:value-type="float" office:value="9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9]-10" office:value-type="float" office:value="1880">
            <text:p>1880</text:p>
          </table:table-cell>
          <table:table-cell table:formula="of:=1000-[.C30]" office:value-type="float" office:value="-880">
            <text:p>-880</text:p>
          </table:table-cell>
          <table:table-cell table:formula="of:=ROUND((2200-(LN([.C30])*200+[.C30]*0.3))/13.6)" office:value-type="float" office:value="9">
            <text:p>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30]-10" office:value-type="float" office:value="1870">
            <text:p>1870</text:p>
          </table:table-cell>
          <table:table-cell table:formula="of:=1000-[.C31]" office:value-type="float" office:value="-870">
            <text:p>-870</text:p>
          </table:table-cell>
          <table:table-cell table:formula="of:=ROUND((2200-(LN([.C31])*200+[.C31]*0.3))/13.6)" office:value-type="float" office:value="10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31]-10" office:value-type="float" office:value="1860">
            <text:p>1860</text:p>
          </table:table-cell>
          <table:table-cell table:formula="of:=1000-[.C32]" office:value-type="float" office:value="-860">
            <text:p>-860</text:p>
          </table:table-cell>
          <table:table-cell table:formula="of:=ROUND((2200-(LN([.C32])*200+[.C32]*0.3))/13.6)" office:value-type="float" office:value="10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32]-10" office:value-type="float" office:value="1850">
            <text:p>1850</text:p>
          </table:table-cell>
          <table:table-cell table:formula="of:=1000-[.C33]" office:value-type="float" office:value="-850">
            <text:p>-850</text:p>
          </table:table-cell>
          <table:table-cell table:formula="of:=ROUND((2200-(LN([.C33])*200+[.C33]*0.3))/13.6)" office:value-type="float" office:value="10">
            <text:p>1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33]-10" office:value-type="float" office:value="1840">
            <text:p>1840</text:p>
          </table:table-cell>
          <table:table-cell table:formula="of:=1000-[.C34]" office:value-type="float" office:value="-840">
            <text:p>-840</text:p>
          </table:table-cell>
          <table:table-cell table:formula="of:=ROUND((2200-(LN([.C34])*200+[.C34]*0.3))/13.6)" office:value-type="float" office:value="11">
            <text:p>1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34]-10" office:value-type="float" office:value="1830">
            <text:p>1830</text:p>
          </table:table-cell>
          <table:table-cell table:formula="of:=1000-[.C35]" office:value-type="float" office:value="-830">
            <text:p>-830</text:p>
          </table:table-cell>
          <table:table-cell table:formula="of:=ROUND((2200-(LN([.C35])*200+[.C35]*0.3))/13.6)" office:value-type="float" office:value="11">
            <text:p>1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35]-10" office:value-type="float" office:value="1820">
            <text:p>1820</text:p>
          </table:table-cell>
          <table:table-cell table:formula="of:=1000-[.C36]" office:value-type="float" office:value="-820">
            <text:p>-820</text:p>
          </table:table-cell>
          <table:table-cell table:formula="of:=ROUND((2200-(LN([.C36])*200+[.C36]*0.3))/13.6)" office:value-type="float" office:value="11">
            <text:p>1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36]-10" office:value-type="float" office:value="1810">
            <text:p>1810</text:p>
          </table:table-cell>
          <table:table-cell table:formula="of:=1000-[.C37]" office:value-type="float" office:value="-810">
            <text:p>-810</text:p>
          </table:table-cell>
          <table:table-cell table:formula="of:=ROUND((2200-(LN([.C37])*200+[.C37]*0.3))/13.6)" office:value-type="float" office:value="12">
            <text:p>1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37]-10" office:value-type="float" office:value="1800">
            <text:p>1800</text:p>
          </table:table-cell>
          <table:table-cell table:formula="of:=1000-[.C38]" office:value-type="float" office:value="-800">
            <text:p>-800</text:p>
          </table:table-cell>
          <table:table-cell table:formula="of:=ROUND((2200-(LN([.C38])*200+[.C38]*0.3))/13.6)" office:value-type="float" office:value="12">
            <text:p>1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38]-10" office:value-type="float" office:value="1790">
            <text:p>1790</text:p>
          </table:table-cell>
          <table:table-cell table:formula="of:=1000-[.C39]" office:value-type="float" office:value="-790">
            <text:p>-790</text:p>
          </table:table-cell>
          <table:table-cell table:formula="of:=ROUND((2200-(LN([.C39])*200+[.C39]*0.3))/13.6)" office:value-type="float" office:value="12">
            <text:p>1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39]-10" office:value-type="float" office:value="1780">
            <text:p>1780</text:p>
          </table:table-cell>
          <table:table-cell table:formula="of:=1000-[.C40]" office:value-type="float" office:value="-780">
            <text:p>-780</text:p>
          </table:table-cell>
          <table:table-cell table:formula="of:=ROUND((2200-(LN([.C40])*200+[.C40]*0.3))/13.6)" office:value-type="float" office:value="12">
            <text:p>1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40]-10" office:value-type="float" office:value="1770">
            <text:p>1770</text:p>
          </table:table-cell>
          <table:table-cell table:formula="of:=1000-[.C41]" office:value-type="float" office:value="-770">
            <text:p>-770</text:p>
          </table:table-cell>
          <table:table-cell table:formula="of:=ROUND((2200-(LN([.C41])*200+[.C41]*0.3))/13.6)" office:value-type="float" office:value="13">
            <text:p>1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41]-10" office:value-type="float" office:value="1760">
            <text:p>1760</text:p>
          </table:table-cell>
          <table:table-cell table:formula="of:=1000-[.C42]" office:value-type="float" office:value="-760">
            <text:p>-760</text:p>
          </table:table-cell>
          <table:table-cell table:formula="of:=ROUND((2200-(LN([.C42])*200+[.C42]*0.3))/13.6)" office:value-type="float" office:value="13">
            <text:p>1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42]-10" office:value-type="float" office:value="1750">
            <text:p>1750</text:p>
          </table:table-cell>
          <table:table-cell table:formula="of:=1000-[.C43]" office:value-type="float" office:value="-750">
            <text:p>-750</text:p>
          </table:table-cell>
          <table:table-cell table:formula="of:=ROUND((2200-(LN([.C43])*200+[.C43]*0.3))/13.6)" office:value-type="float" office:value="13">
            <text:p>1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43]-10" office:value-type="float" office:value="1740">
            <text:p>1740</text:p>
          </table:table-cell>
          <table:table-cell table:formula="of:=1000-[.C44]" office:value-type="float" office:value="-740">
            <text:p>-740</text:p>
          </table:table-cell>
          <table:table-cell table:formula="of:=ROUND((2200-(LN([.C44])*200+[.C44]*0.3))/13.6)" office:value-type="float" office:value="14">
            <text:p>1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44]-10" office:value-type="float" office:value="1730">
            <text:p>1730</text:p>
          </table:table-cell>
          <table:table-cell table:formula="of:=1000-[.C45]" office:value-type="float" office:value="-730">
            <text:p>-730</text:p>
          </table:table-cell>
          <table:table-cell table:formula="of:=ROUND((2200-(LN([.C45])*200+[.C45]*0.3))/13.6)" office:value-type="float" office:value="14">
            <text:p>1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45]-10" office:value-type="float" office:value="1720">
            <text:p>1720</text:p>
          </table:table-cell>
          <table:table-cell table:formula="of:=1000-[.C46]" office:value-type="float" office:value="-720">
            <text:p>-720</text:p>
          </table:table-cell>
          <table:table-cell table:formula="of:=ROUND((2200-(LN([.C46])*200+[.C46]*0.3))/13.6)" office:value-type="float" office:value="14">
            <text:p>1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46]-10" office:value-type="float" office:value="1710">
            <text:p>1710</text:p>
          </table:table-cell>
          <table:table-cell table:formula="of:=1000-[.C47]" office:value-type="float" office:value="-710">
            <text:p>-710</text:p>
          </table:table-cell>
          <table:table-cell table:formula="of:=ROUND((2200-(LN([.C47])*200+[.C47]*0.3))/13.6)" office:value-type="float" office:value="15">
            <text:p>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47]-10" office:value-type="float" office:value="1700">
            <text:p>1700</text:p>
          </table:table-cell>
          <table:table-cell table:formula="of:=1000-[.C48]" office:value-type="float" office:value="-700">
            <text:p>-700</text:p>
          </table:table-cell>
          <table:table-cell table:formula="of:=ROUND((2200-(LN([.C48])*200+[.C48]*0.3))/13.6)" office:value-type="float" office:value="15">
            <text:p>15</text:p>
          </table:table-cell>
          <table:table-cell table:number-columns-repeated="3"/>
          <table:table-cell office:value-type="float" office:value="2000">
            <text:p>2000</text:p>
          </table:table-cell>
          <table:table-cell office:value-type="float" office:value="1500">
            <text:p>1500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table:number-columns-repeated="2"/>
          <table:table-cell table:formula="of:=[.C48]-10" office:value-type="float" office:value="1690">
            <text:p>1690</text:p>
          </table:table-cell>
          <table:table-cell table:formula="of:=1000-[.C49]" office:value-type="float" office:value="-690">
            <text:p>-690</text:p>
          </table:table-cell>
          <table:table-cell table:formula="of:=ROUND((2200-(LN([.C49])*200+[.C49]*0.3))/13.6)" office:value-type="float" office:value="15">
            <text:p>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" table:formula="of:=ROUND((2200-(LN([.I$48])*200+[.I$48]*0.3))/13.6)*[.$H49]" office:value-type="float" office:value="6">
            <text:p>6</text:p>
          </table:table-cell>
          <table:table-cell table:style-name="ce1" table:formula="of:=ROUND((2200-(LN([.J$48])*200+[.J$48]*0.3))/13.6)*[.$H49]" office:value-type="float" office:value="21">
            <text:p>21</text:p>
          </table:table-cell>
          <table:table-cell table:style-name="ce1" table:formula="of:=ROUND((2200-(LN([.K$48])*200+[.K$48]*0.3))/13.6)*[.$H49]" office:value-type="float" office:value="38">
            <text:p>38</text:p>
          </table:table-cell>
          <table:table-cell table:style-name="ce1" table:formula="of:=ROUND((2200-(LN([.L$48])*200+[.L$48]*0.3))/13.6)*[.$H49]" office:value-type="float" office:value="59">
            <text:p>59</text:p>
          </table:table-cell>
          <table:table-cell table:style-name="ce1" table:formula="of:=ROUND((2200-(LN([.M$48])*200+[.M$48]*0.3))/13.6)*[.$H49]" office:value-type="float" office:value="92">
            <text:p>92</text:p>
          </table:table-cell>
          <table:table-cell table:style-name="ce1" table:formula="of:=ROUND((2200-(LN([.N$48])*200+[.N$48]*0.3))/13.6)*[.$H49]" office:value-type="float" office:value="100">
            <text:p>100</text:p>
          </table:table-cell>
        </table:table-row>
        <table:table-row table:style-name="ro1">
          <table:table-cell table:number-columns-repeated="2"/>
          <table:table-cell table:formula="of:=[.C49]-10" office:value-type="float" office:value="1680">
            <text:p>1680</text:p>
          </table:table-cell>
          <table:table-cell table:formula="of:=1000-[.C50]" office:value-type="float" office:value="-680">
            <text:p>-680</text:p>
          </table:table-cell>
          <table:table-cell table:formula="of:=ROUND((2200-(LN([.C50])*200+[.C50]*0.3))/13.6)" office:value-type="float" office:value="15">
            <text:p>15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" table:formula="of:=ROUND((2200-(LN([.I$48])*200+[.I$48]*0.3))/13.6)*[.$H50]" office:value-type="float" office:value="12">
            <text:p>12</text:p>
          </table:table-cell>
          <table:table-cell table:style-name="ce1" table:formula="of:=ROUND((2200-(LN([.J$48])*200+[.J$48]*0.3))/13.6)*[.$H50]" office:value-type="float" office:value="42">
            <text:p>42</text:p>
          </table:table-cell>
          <table:table-cell table:style-name="ce1" table:formula="of:=ROUND((2200-(LN([.K$48])*200+[.K$48]*0.3))/13.6)*[.$H50]" office:value-type="float" office:value="76">
            <text:p>76</text:p>
          </table:table-cell>
          <table:table-cell table:style-name="ce1" table:formula="of:=ROUND((2200-(LN([.L$48])*200+[.L$48]*0.3))/13.6)*[.$H50]" office:value-type="float" office:value="118">
            <text:p>118</text:p>
          </table:table-cell>
          <table:table-cell table:style-name="ce1" table:formula="of:=ROUND((2200-(LN([.M$48])*200+[.M$48]*0.3))/13.6)*[.$H50]" office:value-type="float" office:value="184">
            <text:p>184</text:p>
          </table:table-cell>
          <table:table-cell table:style-name="ce1" table:formula="of:=ROUND((2200-(LN([.N$48])*200+[.N$48]*0.3))/13.6)*[.$H50]" office:value-type="float" office:value="200">
            <text:p>200</text:p>
          </table:table-cell>
        </table:table-row>
        <table:table-row table:style-name="ro1">
          <table:table-cell table:number-columns-repeated="2"/>
          <table:table-cell table:formula="of:=[.C50]-10" office:value-type="float" office:value="1670">
            <text:p>1670</text:p>
          </table:table-cell>
          <table:table-cell table:formula="of:=1000-[.C51]" office:value-type="float" office:value="-670">
            <text:p>-670</text:p>
          </table:table-cell>
          <table:table-cell table:formula="of:=ROUND((2200-(LN([.C51])*200+[.C51]*0.3))/13.6)" office:value-type="float" office:value="16">
            <text:p>16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" table:formula="of:=ROUND((2200-(LN([.I$48])*200+[.I$48]*0.3))/13.6)*[.$H51]" office:value-type="float" office:value="18">
            <text:p>18</text:p>
          </table:table-cell>
          <table:table-cell table:style-name="ce1" table:formula="of:=ROUND((2200-(LN([.J$48])*200+[.J$48]*0.3))/13.6)*[.$H51]" office:value-type="float" office:value="63">
            <text:p>63</text:p>
          </table:table-cell>
          <table:table-cell table:style-name="ce1" table:formula="of:=ROUND((2200-(LN([.K$48])*200+[.K$48]*0.3))/13.6)*[.$H51]" office:value-type="float" office:value="114">
            <text:p>114</text:p>
          </table:table-cell>
          <table:table-cell table:style-name="ce1" table:formula="of:=ROUND((2200-(LN([.L$48])*200+[.L$48]*0.3))/13.6)*[.$H51]" office:value-type="float" office:value="177">
            <text:p>177</text:p>
          </table:table-cell>
          <table:table-cell table:style-name="ce1" table:formula="of:=ROUND((2200-(LN([.M$48])*200+[.M$48]*0.3))/13.6)*[.$H51]" office:value-type="float" office:value="276">
            <text:p>276</text:p>
          </table:table-cell>
          <table:table-cell table:style-name="ce1" table:formula="of:=ROUND((2200-(LN([.N$48])*200+[.N$48]*0.3))/13.6)*[.$H51]" office:value-type="float" office:value="300">
            <text:p>300</text:p>
          </table:table-cell>
        </table:table-row>
        <table:table-row table:style-name="ro1">
          <table:table-cell table:number-columns-repeated="2"/>
          <table:table-cell table:formula="of:=[.C51]-10" office:value-type="float" office:value="1660">
            <text:p>1660</text:p>
          </table:table-cell>
          <table:table-cell table:formula="of:=1000-[.C52]" office:value-type="float" office:value="-660">
            <text:p>-660</text:p>
          </table:table-cell>
          <table:table-cell table:formula="of:=ROUND((2200-(LN([.C52])*200+[.C52]*0.3))/13.6)" office:value-type="float" office:value="16">
            <text:p>16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1" table:formula="of:=ROUND((2200-(LN([.I$48])*200+[.I$48]*0.3))/13.6)*[.$H52]" office:value-type="float" office:value="24">
            <text:p>24</text:p>
          </table:table-cell>
          <table:table-cell table:style-name="ce1" table:formula="of:=ROUND((2200-(LN([.J$48])*200+[.J$48]*0.3))/13.6)*[.$H52]" office:value-type="float" office:value="84">
            <text:p>84</text:p>
          </table:table-cell>
          <table:table-cell table:style-name="ce1" table:formula="of:=ROUND((2200-(LN([.K$48])*200+[.K$48]*0.3))/13.6)*[.$H52]" office:value-type="float" office:value="152">
            <text:p>152</text:p>
          </table:table-cell>
          <table:table-cell table:style-name="ce1" table:formula="of:=ROUND((2200-(LN([.L$48])*200+[.L$48]*0.3))/13.6)*[.$H52]" office:value-type="float" office:value="236">
            <text:p>236</text:p>
          </table:table-cell>
          <table:table-cell table:style-name="ce1" table:formula="of:=ROUND((2200-(LN([.M$48])*200+[.M$48]*0.3))/13.6)*[.$H52]" office:value-type="float" office:value="368">
            <text:p>368</text:p>
          </table:table-cell>
          <table:table-cell table:style-name="ce1" table:formula="of:=ROUND((2200-(LN([.N$48])*200+[.N$48]*0.3))/13.6)*[.$H52]" office:value-type="float" office:value="400">
            <text:p>400</text:p>
          </table:table-cell>
        </table:table-row>
        <table:table-row table:style-name="ro1">
          <table:table-cell table:number-columns-repeated="2"/>
          <table:table-cell table:formula="of:=[.C52]-10" office:value-type="float" office:value="1650">
            <text:p>1650</text:p>
          </table:table-cell>
          <table:table-cell table:formula="of:=1000-[.C53]" office:value-type="float" office:value="-650">
            <text:p>-650</text:p>
          </table:table-cell>
          <table:table-cell table:formula="of:=ROUND((2200-(LN([.C53])*200+[.C53]*0.3))/13.6)" office:value-type="float" office:value="16">
            <text:p>1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53]-10" office:value-type="float" office:value="1640">
            <text:p>1640</text:p>
          </table:table-cell>
          <table:table-cell table:formula="of:=1000-[.C54]" office:value-type="float" office:value="-640">
            <text:p>-640</text:p>
          </table:table-cell>
          <table:table-cell table:formula="of:=ROUND((2200-(LN([.C54])*200+[.C54]*0.3))/13.6)" office:value-type="float" office:value="17">
            <text:p>17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LN([.H54])*10 + [.H54]*0.1" office:value-type="float" office:value="0.1">
            <text:p>0,1</text:p>
          </table:table-cell>
          <table:table-cell table:number-columns-repeated="3"/>
          <table:table-cell>
            <draw:frame table:end-cell-address="Feuille1.Q70" table:end-x="0.198cm" table:end-y="0.113cm" draw:z-index="2" draw:style-name="gr1" svg:width="7.999cm" svg:height="6.999cm" svg:x="1.231cm" svg:y="0.311cm">
              <draw:object draw:notify-on-update-of-ranges="Feuille1.H54:Feuille1.H57 Feuille1.I54:Feuille1.I5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2"/>
          <table:table-cell table:formula="of:=[.C54]-10" office:value-type="float" office:value="1630">
            <text:p>1630</text:p>
          </table:table-cell>
          <table:table-cell table:formula="of:=1000-[.C55]" office:value-type="float" office:value="-630">
            <text:p>-630</text:p>
          </table:table-cell>
          <table:table-cell table:formula="of:=ROUND((2200-(LN([.C55])*200+[.C55]*0.3))/13.6)" office:value-type="float" office:value="17">
            <text:p>17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LN([.H55])*10 + [.H55]*0.1" office:value-type="float" office:value="7.13147180559945">
            <text:p>7,1314718056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5]-10" office:value-type="float" office:value="1620">
            <text:p>1620</text:p>
          </table:table-cell>
          <table:table-cell table:formula="of:=1000-[.C56]" office:value-type="float" office:value="-620">
            <text:p>-620</text:p>
          </table:table-cell>
          <table:table-cell table:formula="of:=ROUND((2200-(LN([.C56])*200+[.C56]*0.3))/13.6)" office:value-type="float" office:value="17">
            <text:p>17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LN([.H56])*10 + [.H56]*0.1" office:value-type="float" office:value="11.2861228866811">
            <text:p>11,2861228867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6]-10" office:value-type="float" office:value="1610">
            <text:p>1610</text:p>
          </table:table-cell>
          <table:table-cell table:formula="of:=1000-[.C57]" office:value-type="float" office:value="-610">
            <text:p>-610</text:p>
          </table:table-cell>
          <table:table-cell table:formula="of:=ROUND((2200-(LN([.C57])*200+[.C57]*0.3))/13.6)" office:value-type="float" office:value="18">
            <text:p>18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LN([.H57])*10 + [.H57]*0.1" office:value-type="float" office:value="14.2629436111989">
            <text:p>14,26294361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57]-10" office:value-type="float" office:value="1600">
            <text:p>1600</text:p>
          </table:table-cell>
          <table:table-cell table:formula="of:=1000-[.C58]" office:value-type="float" office:value="-600">
            <text:p>-600</text:p>
          </table:table-cell>
          <table:table-cell table:formula="of:=ROUND((2200-(LN([.C58])*200+[.C58]*0.3))/13.6)" office:value-type="float" office:value="18">
            <text:p>1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58]-10" office:value-type="float" office:value="1590">
            <text:p>1590</text:p>
          </table:table-cell>
          <table:table-cell table:formula="of:=1000-[.C59]" office:value-type="float" office:value="-590">
            <text:p>-590</text:p>
          </table:table-cell>
          <table:table-cell table:formula="of:=ROUND((2200-(LN([.C59])*200+[.C59]*0.3))/13.6)" office:value-type="float" office:value="18">
            <text:p>1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59]-10" office:value-type="float" office:value="1580">
            <text:p>1580</text:p>
          </table:table-cell>
          <table:table-cell table:formula="of:=1000-[.C60]" office:value-type="float" office:value="-580">
            <text:p>-580</text:p>
          </table:table-cell>
          <table:table-cell table:formula="of:=ROUND((2200-(LN([.C60])*200+[.C60]*0.3))/13.6)" office:value-type="float" office:value="19">
            <text:p>1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60]-10" office:value-type="float" office:value="1570">
            <text:p>1570</text:p>
          </table:table-cell>
          <table:table-cell table:formula="of:=1000-[.C61]" office:value-type="float" office:value="-570">
            <text:p>-570</text:p>
          </table:table-cell>
          <table:table-cell table:formula="of:=ROUND((2200-(LN([.C61])*200+[.C61]*0.3))/13.6)" office:value-type="float" office:value="19">
            <text:p>1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61]-10" office:value-type="float" office:value="1560">
            <text:p>1560</text:p>
          </table:table-cell>
          <table:table-cell table:formula="of:=1000-[.C62]" office:value-type="float" office:value="-560">
            <text:p>-560</text:p>
          </table:table-cell>
          <table:table-cell table:formula="of:=ROUND((2200-(LN([.C62])*200+[.C62]*0.3))/13.6)" office:value-type="float" office:value="19">
            <text:p>1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62]-10" office:value-type="float" office:value="1550">
            <text:p>1550</text:p>
          </table:table-cell>
          <table:table-cell table:formula="of:=1000-[.C63]" office:value-type="float" office:value="-550">
            <text:p>-550</text:p>
          </table:table-cell>
          <table:table-cell table:formula="of:=ROUND((2200-(LN([.C63])*200+[.C63]*0.3))/13.6)" office:value-type="float" office:value="20">
            <text:p>2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63]-10" office:value-type="float" office:value="1540">
            <text:p>1540</text:p>
          </table:table-cell>
          <table:table-cell table:formula="of:=1000-[.C64]" office:value-type="float" office:value="-540">
            <text:p>-540</text:p>
          </table:table-cell>
          <table:table-cell table:formula="of:=ROUND((2200-(LN([.C64])*200+[.C64]*0.3))/13.6)" office:value-type="float" office:value="20">
            <text:p>2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64]-10" office:value-type="float" office:value="1530">
            <text:p>1530</text:p>
          </table:table-cell>
          <table:table-cell table:formula="of:=1000-[.C65]" office:value-type="float" office:value="-530">
            <text:p>-530</text:p>
          </table:table-cell>
          <table:table-cell table:formula="of:=ROUND((2200-(LN([.C65])*200+[.C65]*0.3))/13.6)" office:value-type="float" office:value="20">
            <text:p>2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65]-10" office:value-type="float" office:value="1520">
            <text:p>1520</text:p>
          </table:table-cell>
          <table:table-cell table:formula="of:=1000-[.C66]" office:value-type="float" office:value="-520">
            <text:p>-520</text:p>
          </table:table-cell>
          <table:table-cell table:formula="of:=ROUND((2200-(LN([.C66])*200+[.C66]*0.3))/13.6)" office:value-type="float" office:value="20">
            <text:p>2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66]-10" office:value-type="float" office:value="1510">
            <text:p>1510</text:p>
          </table:table-cell>
          <table:table-cell table:formula="of:=1000-[.C67]" office:value-type="float" office:value="-510">
            <text:p>-510</text:p>
          </table:table-cell>
          <table:table-cell table:formula="of:=ROUND((2200-(LN([.C67])*200+[.C67]*0.3))/13.6)" office:value-type="float" office:value="21">
            <text:p>2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67]-10" office:value-type="float" office:value="1500">
            <text:p>1500</text:p>
          </table:table-cell>
          <table:table-cell table:formula="of:=1000-[.C68]" office:value-type="float" office:value="-500">
            <text:p>-500</text:p>
          </table:table-cell>
          <table:table-cell table:formula="of:=ROUND((2200-(LN([.C68])*200+[.C68]*0.3))/13.6)" office:value-type="float" office:value="21">
            <text:p>2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68]-10" office:value-type="float" office:value="1490">
            <text:p>1490</text:p>
          </table:table-cell>
          <table:table-cell table:formula="of:=1000-[.C69]" office:value-type="float" office:value="-490">
            <text:p>-490</text:p>
          </table:table-cell>
          <table:table-cell table:formula="of:=ROUND((2200-(LN([.C69])*200+[.C69]*0.3))/13.6)" office:value-type="float" office:value="21">
            <text:p>2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69]-10" office:value-type="float" office:value="1480">
            <text:p>1480</text:p>
          </table:table-cell>
          <table:table-cell table:formula="of:=1000-[.C70]" office:value-type="float" office:value="-480">
            <text:p>-480</text:p>
          </table:table-cell>
          <table:table-cell table:formula="of:=ROUND((2200-(LN([.C70])*200+[.C70]*0.3))/13.6)" office:value-type="float" office:value="22">
            <text:p>2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70]-10" office:value-type="float" office:value="1470">
            <text:p>1470</text:p>
          </table:table-cell>
          <table:table-cell table:formula="of:=1000-[.C71]" office:value-type="float" office:value="-470">
            <text:p>-470</text:p>
          </table:table-cell>
          <table:table-cell table:formula="of:=ROUND((2200-(LN([.C71])*200+[.C71]*0.3))/13.6)" office:value-type="float" office:value="22">
            <text:p>2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71]-10" office:value-type="float" office:value="1460">
            <text:p>1460</text:p>
          </table:table-cell>
          <table:table-cell table:formula="of:=1000-[.C72]" office:value-type="float" office:value="-460">
            <text:p>-460</text:p>
          </table:table-cell>
          <table:table-cell table:formula="of:=ROUND((2200-(LN([.C72])*200+[.C72]*0.3))/13.6)" office:value-type="float" office:value="22">
            <text:p>2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72]-10" office:value-type="float" office:value="1450">
            <text:p>1450</text:p>
          </table:table-cell>
          <table:table-cell table:formula="of:=1000-[.C73]" office:value-type="float" office:value="-450">
            <text:p>-450</text:p>
          </table:table-cell>
          <table:table-cell table:formula="of:=ROUND((2200-(LN([.C73])*200+[.C73]*0.3))/13.6)" office:value-type="float" office:value="23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73]-10" office:value-type="float" office:value="1440">
            <text:p>1440</text:p>
          </table:table-cell>
          <table:table-cell table:formula="of:=1000-[.C74]" office:value-type="float" office:value="-440">
            <text:p>-440</text:p>
          </table:table-cell>
          <table:table-cell table:formula="of:=ROUND((2200-(LN([.C74])*200+[.C74]*0.3))/13.6)" office:value-type="float" office:value="23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74]-10" office:value-type="float" office:value="1430">
            <text:p>1430</text:p>
          </table:table-cell>
          <table:table-cell table:formula="of:=1000-[.C75]" office:value-type="float" office:value="-430">
            <text:p>-430</text:p>
          </table:table-cell>
          <table:table-cell table:formula="of:=ROUND((2200-(LN([.C75])*200+[.C75]*0.3))/13.6)" office:value-type="float" office:value="23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75]-10" office:value-type="float" office:value="1420">
            <text:p>1420</text:p>
          </table:table-cell>
          <table:table-cell table:formula="of:=1000-[.C76]" office:value-type="float" office:value="-420">
            <text:p>-420</text:p>
          </table:table-cell>
          <table:table-cell table:formula="of:=ROUND((2200-(LN([.C76])*200+[.C76]*0.3))/13.6)" office:value-type="float" office:value="24">
            <text:p>2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76]-10" office:value-type="float" office:value="1410">
            <text:p>1410</text:p>
          </table:table-cell>
          <table:table-cell table:formula="of:=1000-[.C77]" office:value-type="float" office:value="-410">
            <text:p>-410</text:p>
          </table:table-cell>
          <table:table-cell table:formula="of:=ROUND((2200-(LN([.C77])*200+[.C77]*0.3))/13.6)" office:value-type="float" office:value="24">
            <text:p>2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77]-10" office:value-type="float" office:value="1400">
            <text:p>1400</text:p>
          </table:table-cell>
          <table:table-cell table:formula="of:=1000-[.C78]" office:value-type="float" office:value="-400">
            <text:p>-400</text:p>
          </table:table-cell>
          <table:table-cell table:formula="of:=ROUND((2200-(LN([.C78])*200+[.C78]*0.3))/13.6)" office:value-type="float" office:value="24">
            <text:p>2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78]-10" office:value-type="float" office:value="1390">
            <text:p>1390</text:p>
          </table:table-cell>
          <table:table-cell table:formula="of:=1000-[.C79]" office:value-type="float" office:value="-390">
            <text:p>-390</text:p>
          </table:table-cell>
          <table:table-cell table:formula="of:=ROUND((2200-(LN([.C79])*200+[.C79]*0.3))/13.6)" office:value-type="float" office:value="25">
            <text:p>2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79]-10" office:value-type="float" office:value="1380">
            <text:p>1380</text:p>
          </table:table-cell>
          <table:table-cell table:formula="of:=1000-[.C80]" office:value-type="float" office:value="-380">
            <text:p>-380</text:p>
          </table:table-cell>
          <table:table-cell table:formula="of:=ROUND((2200-(LN([.C80])*200+[.C80]*0.3))/13.6)" office:value-type="float" office:value="25">
            <text:p>2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80]-10" office:value-type="float" office:value="1370">
            <text:p>1370</text:p>
          </table:table-cell>
          <table:table-cell table:formula="of:=1000-[.C81]" office:value-type="float" office:value="-370">
            <text:p>-370</text:p>
          </table:table-cell>
          <table:table-cell table:formula="of:=ROUND((2200-(LN([.C81])*200+[.C81]*0.3))/13.6)" office:value-type="float" office:value="25">
            <text:p>2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81]-10" office:value-type="float" office:value="1360">
            <text:p>1360</text:p>
          </table:table-cell>
          <table:table-cell table:formula="of:=1000-[.C82]" office:value-type="float" office:value="-360">
            <text:p>-360</text:p>
          </table:table-cell>
          <table:table-cell table:formula="of:=ROUND((2200-(LN([.C82])*200+[.C82]*0.3))/13.6)" office:value-type="float" office:value="26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82]-10" office:value-type="float" office:value="1350">
            <text:p>1350</text:p>
          </table:table-cell>
          <table:table-cell table:formula="of:=1000-[.C83]" office:value-type="float" office:value="-350">
            <text:p>-350</text:p>
          </table:table-cell>
          <table:table-cell table:formula="of:=ROUND((2200-(LN([.C83])*200+[.C83]*0.3))/13.6)" office:value-type="float" office:value="26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83]-10" office:value-type="float" office:value="1340">
            <text:p>1340</text:p>
          </table:table-cell>
          <table:table-cell table:formula="of:=1000-[.C84]" office:value-type="float" office:value="-340">
            <text:p>-340</text:p>
          </table:table-cell>
          <table:table-cell table:formula="of:=ROUND((2200-(LN([.C84])*200+[.C84]*0.3))/13.6)" office:value-type="float" office:value="26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84]-10" office:value-type="float" office:value="1330">
            <text:p>1330</text:p>
          </table:table-cell>
          <table:table-cell table:formula="of:=1000-[.C85]" office:value-type="float" office:value="-330">
            <text:p>-330</text:p>
          </table:table-cell>
          <table:table-cell table:formula="of:=ROUND((2200-(LN([.C85])*200+[.C85]*0.3))/13.6)" office:value-type="float" office:value="27">
            <text:p>2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85]-10" office:value-type="float" office:value="1320">
            <text:p>1320</text:p>
          </table:table-cell>
          <table:table-cell table:formula="of:=1000-[.C86]" office:value-type="float" office:value="-320">
            <text:p>-320</text:p>
          </table:table-cell>
          <table:table-cell table:formula="of:=ROUND((2200-(LN([.C86])*200+[.C86]*0.3))/13.6)" office:value-type="float" office:value="27">
            <text:p>2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86]-10" office:value-type="float" office:value="1310">
            <text:p>1310</text:p>
          </table:table-cell>
          <table:table-cell table:formula="of:=1000-[.C87]" office:value-type="float" office:value="-310">
            <text:p>-310</text:p>
          </table:table-cell>
          <table:table-cell table:formula="of:=ROUND((2200-(LN([.C87])*200+[.C87]*0.3))/13.6)" office:value-type="float" office:value="27">
            <text:p>2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87]-10" office:value-type="float" office:value="1300">
            <text:p>1300</text:p>
          </table:table-cell>
          <table:table-cell table:formula="of:=1000-[.C88]" office:value-type="float" office:value="-300">
            <text:p>-300</text:p>
          </table:table-cell>
          <table:table-cell table:formula="of:=ROUND((2200-(LN([.C88])*200+[.C88]*0.3))/13.6)" office:value-type="float" office:value="28">
            <text:p>2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88]-10" office:value-type="float" office:value="1290">
            <text:p>1290</text:p>
          </table:table-cell>
          <table:table-cell table:formula="of:=1000-[.C89]" office:value-type="float" office:value="-290">
            <text:p>-290</text:p>
          </table:table-cell>
          <table:table-cell table:formula="of:=ROUND((2200-(LN([.C89])*200+[.C89]*0.3))/13.6)" office:value-type="float" office:value="28">
            <text:p>2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89]-10" office:value-type="float" office:value="1280">
            <text:p>1280</text:p>
          </table:table-cell>
          <table:table-cell table:formula="of:=1000-[.C90]" office:value-type="float" office:value="-280">
            <text:p>-280</text:p>
          </table:table-cell>
          <table:table-cell table:formula="of:=ROUND((2200-(LN([.C90])*200+[.C90]*0.3))/13.6)" office:value-type="float" office:value="28">
            <text:p>2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90]-10" office:value-type="float" office:value="1270">
            <text:p>1270</text:p>
          </table:table-cell>
          <table:table-cell table:formula="of:=1000-[.C91]" office:value-type="float" office:value="-270">
            <text:p>-270</text:p>
          </table:table-cell>
          <table:table-cell table:formula="of:=ROUND((2200-(LN([.C91])*200+[.C91]*0.3))/13.6)" office:value-type="float" office:value="29">
            <text:p>2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91]-10" office:value-type="float" office:value="1260">
            <text:p>1260</text:p>
          </table:table-cell>
          <table:table-cell table:formula="of:=1000-[.C92]" office:value-type="float" office:value="-260">
            <text:p>-260</text:p>
          </table:table-cell>
          <table:table-cell table:formula="of:=ROUND((2200-(LN([.C92])*200+[.C92]*0.3))/13.6)" office:value-type="float" office:value="29">
            <text:p>2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92]-10" office:value-type="float" office:value="1250">
            <text:p>1250</text:p>
          </table:table-cell>
          <table:table-cell table:formula="of:=1000-[.C93]" office:value-type="float" office:value="-250">
            <text:p>-250</text:p>
          </table:table-cell>
          <table:table-cell table:formula="of:=ROUND((2200-(LN([.C93])*200+[.C93]*0.3))/13.6)" office:value-type="float" office:value="29">
            <text:p>2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93]-10" office:value-type="float" office:value="1240">
            <text:p>1240</text:p>
          </table:table-cell>
          <table:table-cell table:formula="of:=1000-[.C94]" office:value-type="float" office:value="-240">
            <text:p>-240</text:p>
          </table:table-cell>
          <table:table-cell table:formula="of:=ROUND((2200-(LN([.C94])*200+[.C94]*0.3))/13.6)" office:value-type="float" office:value="30">
            <text:p>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94]-10" office:value-type="float" office:value="1230">
            <text:p>1230</text:p>
          </table:table-cell>
          <table:table-cell table:formula="of:=1000-[.C95]" office:value-type="float" office:value="-230">
            <text:p>-230</text:p>
          </table:table-cell>
          <table:table-cell table:formula="of:=ROUND((2200-(LN([.C95])*200+[.C95]*0.3))/13.6)" office:value-type="float" office:value="30">
            <text:p>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95]-10" office:value-type="float" office:value="1220">
            <text:p>1220</text:p>
          </table:table-cell>
          <table:table-cell table:formula="of:=1000-[.C96]" office:value-type="float" office:value="-220">
            <text:p>-220</text:p>
          </table:table-cell>
          <table:table-cell table:formula="of:=ROUND((2200-(LN([.C96])*200+[.C96]*0.3))/13.6)" office:value-type="float" office:value="30">
            <text:p>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96]-10" office:value-type="float" office:value="1210">
            <text:p>1210</text:p>
          </table:table-cell>
          <table:table-cell table:formula="of:=1000-[.C97]" office:value-type="float" office:value="-210">
            <text:p>-210</text:p>
          </table:table-cell>
          <table:table-cell table:formula="of:=ROUND((2200-(LN([.C97])*200+[.C97]*0.3))/13.6)" office:value-type="float" office:value="31">
            <text:p>3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97]-10" office:value-type="float" office:value="1200">
            <text:p>1200</text:p>
          </table:table-cell>
          <table:table-cell table:formula="of:=1000-[.C98]" office:value-type="float" office:value="-200">
            <text:p>-200</text:p>
          </table:table-cell>
          <table:table-cell table:formula="of:=ROUND((2200-(LN([.C98])*200+[.C98]*0.3))/13.6)" office:value-type="float" office:value="31">
            <text:p>3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98]-10" office:value-type="float" office:value="1190">
            <text:p>1190</text:p>
          </table:table-cell>
          <table:table-cell table:formula="of:=1000-[.C99]" office:value-type="float" office:value="-190">
            <text:p>-190</text:p>
          </table:table-cell>
          <table:table-cell table:formula="of:=ROUND((2200-(LN([.C99])*200+[.C99]*0.3))/13.6)" office:value-type="float" office:value="31">
            <text:p>3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99]-10" office:value-type="float" office:value="1180">
            <text:p>1180</text:p>
          </table:table-cell>
          <table:table-cell table:formula="of:=1000-[.C100]" office:value-type="float" office:value="-180">
            <text:p>-180</text:p>
          </table:table-cell>
          <table:table-cell table:formula="of:=ROUND((2200-(LN([.C100])*200+[.C100]*0.3))/13.6)" office:value-type="float" office:value="32">
            <text:p>3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00]-10" office:value-type="float" office:value="1170">
            <text:p>1170</text:p>
          </table:table-cell>
          <table:table-cell table:formula="of:=1000-[.C101]" office:value-type="float" office:value="-170">
            <text:p>-170</text:p>
          </table:table-cell>
          <table:table-cell table:formula="of:=ROUND((2200-(LN([.C101])*200+[.C101]*0.3))/13.6)" office:value-type="float" office:value="32">
            <text:p>3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01]-10" office:value-type="float" office:value="1160">
            <text:p>1160</text:p>
          </table:table-cell>
          <table:table-cell table:formula="of:=1000-[.C102]" office:value-type="float" office:value="-160">
            <text:p>-160</text:p>
          </table:table-cell>
          <table:table-cell table:formula="of:=ROUND((2200-(LN([.C102])*200+[.C102]*0.3))/13.6)" office:value-type="float" office:value="32">
            <text:p>3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02]-10" office:value-type="float" office:value="1150">
            <text:p>1150</text:p>
          </table:table-cell>
          <table:table-cell table:formula="of:=1000-[.C103]" office:value-type="float" office:value="-150">
            <text:p>-150</text:p>
          </table:table-cell>
          <table:table-cell table:formula="of:=ROUND((2200-(LN([.C103])*200+[.C103]*0.3))/13.6)" office:value-type="float" office:value="33">
            <text:p>3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03]-10" office:value-type="float" office:value="1140">
            <text:p>1140</text:p>
          </table:table-cell>
          <table:table-cell table:formula="of:=1000-[.C104]" office:value-type="float" office:value="-140">
            <text:p>-140</text:p>
          </table:table-cell>
          <table:table-cell table:formula="of:=ROUND((2200-(LN([.C104])*200+[.C104]*0.3))/13.6)" office:value-type="float" office:value="33">
            <text:p>3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04]-10" office:value-type="float" office:value="1130">
            <text:p>1130</text:p>
          </table:table-cell>
          <table:table-cell table:formula="of:=1000-[.C105]" office:value-type="float" office:value="-130">
            <text:p>-130</text:p>
          </table:table-cell>
          <table:table-cell table:formula="of:=ROUND((2200-(LN([.C105])*200+[.C105]*0.3))/13.6)" office:value-type="float" office:value="33">
            <text:p>3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05]-10" office:value-type="float" office:value="1120">
            <text:p>1120</text:p>
          </table:table-cell>
          <table:table-cell table:formula="of:=1000-[.C106]" office:value-type="float" office:value="-120">
            <text:p>-120</text:p>
          </table:table-cell>
          <table:table-cell table:formula="of:=ROUND((2200-(LN([.C106])*200+[.C106]*0.3))/13.6)" office:value-type="float" office:value="34">
            <text:p>3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06]-10" office:value-type="float" office:value="1110">
            <text:p>1110</text:p>
          </table:table-cell>
          <table:table-cell table:formula="of:=1000-[.C107]" office:value-type="float" office:value="-110">
            <text:p>-110</text:p>
          </table:table-cell>
          <table:table-cell table:formula="of:=ROUND((2200-(LN([.C107])*200+[.C107]*0.3))/13.6)" office:value-type="float" office:value="34">
            <text:p>3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07]-10" office:value-type="float" office:value="1100">
            <text:p>1100</text:p>
          </table:table-cell>
          <table:table-cell table:formula="of:=1000-[.C108]" office:value-type="float" office:value="-100">
            <text:p>-100</text:p>
          </table:table-cell>
          <table:table-cell table:formula="of:=ROUND((2200-(LN([.C108])*200+[.C108]*0.3))/13.6)" office:value-type="float" office:value="35">
            <text:p>3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08]-10" office:value-type="float" office:value="1090">
            <text:p>1090</text:p>
          </table:table-cell>
          <table:table-cell table:formula="of:=1000-[.C109]" office:value-type="float" office:value="-90">
            <text:p>-90</text:p>
          </table:table-cell>
          <table:table-cell table:formula="of:=ROUND((2200-(LN([.C109])*200+[.C109]*0.3))/13.6)" office:value-type="float" office:value="35">
            <text:p>3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09]-10" office:value-type="float" office:value="1080">
            <text:p>1080</text:p>
          </table:table-cell>
          <table:table-cell table:formula="of:=1000-[.C110]" office:value-type="float" office:value="-80">
            <text:p>-80</text:p>
          </table:table-cell>
          <table:table-cell table:formula="of:=ROUND((2200-(LN([.C110])*200+[.C110]*0.3))/13.6)" office:value-type="float" office:value="35">
            <text:p>3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10]-10" office:value-type="float" office:value="1070">
            <text:p>1070</text:p>
          </table:table-cell>
          <table:table-cell table:formula="of:=1000-[.C111]" office:value-type="float" office:value="-70">
            <text:p>-70</text:p>
          </table:table-cell>
          <table:table-cell table:formula="of:=ROUND((2200-(LN([.C111])*200+[.C111]*0.3))/13.6)" office:value-type="float" office:value="36">
            <text:p>3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11]-10" office:value-type="float" office:value="1060">
            <text:p>1060</text:p>
          </table:table-cell>
          <table:table-cell table:formula="of:=1000-[.C112]" office:value-type="float" office:value="-60">
            <text:p>-60</text:p>
          </table:table-cell>
          <table:table-cell table:formula="of:=ROUND((2200-(LN([.C112])*200+[.C112]*0.3))/13.6)" office:value-type="float" office:value="36">
            <text:p>3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12]-10" office:value-type="float" office:value="1050">
            <text:p>1050</text:p>
          </table:table-cell>
          <table:table-cell table:formula="of:=1000-[.C113]" office:value-type="float" office:value="-50">
            <text:p>-50</text:p>
          </table:table-cell>
          <table:table-cell table:formula="of:=ROUND((2200-(LN([.C113])*200+[.C113]*0.3))/13.6)" office:value-type="float" office:value="36">
            <text:p>3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13]-10" office:value-type="float" office:value="1040">
            <text:p>1040</text:p>
          </table:table-cell>
          <table:table-cell table:formula="of:=1000-[.C114]" office:value-type="float" office:value="-40">
            <text:p>-40</text:p>
          </table:table-cell>
          <table:table-cell table:formula="of:=ROUND((2200-(LN([.C114])*200+[.C114]*0.3))/13.6)" office:value-type="float" office:value="37">
            <text:p>3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14]-10" office:value-type="float" office:value="1030">
            <text:p>1030</text:p>
          </table:table-cell>
          <table:table-cell table:formula="of:=1000-[.C115]" office:value-type="float" office:value="-30">
            <text:p>-30</text:p>
          </table:table-cell>
          <table:table-cell table:formula="of:=ROUND((2200-(LN([.C115])*200+[.C115]*0.3))/13.6)" office:value-type="float" office:value="37">
            <text:p>3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15]-10" office:value-type="float" office:value="1020">
            <text:p>1020</text:p>
          </table:table-cell>
          <table:table-cell table:formula="of:=1000-[.C116]" office:value-type="float" office:value="-20">
            <text:p>-20</text:p>
          </table:table-cell>
          <table:table-cell table:formula="of:=ROUND((2200-(LN([.C116])*200+[.C116]*0.3))/13.6)" office:value-type="float" office:value="37">
            <text:p>3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16]-10" office:value-type="float" office:value="1010">
            <text:p>1010</text:p>
          </table:table-cell>
          <table:table-cell table:formula="of:=1000-[.C117]" office:value-type="float" office:value="-10">
            <text:p>-10</text:p>
          </table:table-cell>
          <table:table-cell table:formula="of:=ROUND((2200-(LN([.C117])*200+[.C117]*0.3))/13.6)" office:value-type="float" office:value="38">
            <text:p>3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17]-10" office:value-type="float" office:value="1000">
            <text:p>1000</text:p>
          </table:table-cell>
          <table:table-cell table:formula="of:=1000-[.C118]" office:value-type="float" office:value="0">
            <text:p>0</text:p>
          </table:table-cell>
          <table:table-cell table:formula="of:=ROUND((2200-(LN([.C118])*200+[.C118]*0.3))/13.6)" office:value-type="float" office:value="38">
            <text:p>3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18]-10" office:value-type="float" office:value="990">
            <text:p>990</text:p>
          </table:table-cell>
          <table:table-cell table:formula="of:=1000-[.C119]" office:value-type="float" office:value="10">
            <text:p>10</text:p>
          </table:table-cell>
          <table:table-cell table:formula="of:=ROUND((2200-(LN([.C119])*200+[.C119]*0.3))/13.6)" office:value-type="float" office:value="38">
            <text:p>3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19]-10" office:value-type="float" office:value="980">
            <text:p>980</text:p>
          </table:table-cell>
          <table:table-cell table:formula="of:=1000-[.C120]" office:value-type="float" office:value="20">
            <text:p>20</text:p>
          </table:table-cell>
          <table:table-cell table:formula="of:=ROUND((2200-(LN([.C120])*200+[.C120]*0.3))/13.6)" office:value-type="float" office:value="39">
            <text:p>3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20]-10" office:value-type="float" office:value="970">
            <text:p>970</text:p>
          </table:table-cell>
          <table:table-cell table:formula="of:=1000-[.C121]" office:value-type="float" office:value="30">
            <text:p>30</text:p>
          </table:table-cell>
          <table:table-cell table:formula="of:=ROUND((2200-(LN([.C121])*200+[.C121]*0.3))/13.6)" office:value-type="float" office:value="39">
            <text:p>3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21]-10" office:value-type="float" office:value="960">
            <text:p>960</text:p>
          </table:table-cell>
          <table:table-cell table:formula="of:=1000-[.C122]" office:value-type="float" office:value="40">
            <text:p>40</text:p>
          </table:table-cell>
          <table:table-cell table:formula="of:=ROUND((2200-(LN([.C122])*200+[.C122]*0.3))/13.6)" office:value-type="float" office:value="40">
            <text:p>4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22]-10" office:value-type="float" office:value="950">
            <text:p>950</text:p>
          </table:table-cell>
          <table:table-cell table:formula="of:=1000-[.C123]" office:value-type="float" office:value="50">
            <text:p>50</text:p>
          </table:table-cell>
          <table:table-cell table:formula="of:=ROUND((2200-(LN([.C123])*200+[.C123]*0.3))/13.6)" office:value-type="float" office:value="40">
            <text:p>4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23]-10" office:value-type="float" office:value="940">
            <text:p>940</text:p>
          </table:table-cell>
          <table:table-cell table:formula="of:=1000-[.C124]" office:value-type="float" office:value="60">
            <text:p>60</text:p>
          </table:table-cell>
          <table:table-cell table:formula="of:=ROUND((2200-(LN([.C124])*200+[.C124]*0.3))/13.6)" office:value-type="float" office:value="40">
            <text:p>4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24]-10" office:value-type="float" office:value="930">
            <text:p>930</text:p>
          </table:table-cell>
          <table:table-cell table:formula="of:=1000-[.C125]" office:value-type="float" office:value="70">
            <text:p>70</text:p>
          </table:table-cell>
          <table:table-cell table:formula="of:=ROUND((2200-(LN([.C125])*200+[.C125]*0.3))/13.6)" office:value-type="float" office:value="41">
            <text:p>4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25]-10" office:value-type="float" office:value="920">
            <text:p>920</text:p>
          </table:table-cell>
          <table:table-cell table:formula="of:=1000-[.C126]" office:value-type="float" office:value="80">
            <text:p>80</text:p>
          </table:table-cell>
          <table:table-cell table:formula="of:=ROUND((2200-(LN([.C126])*200+[.C126]*0.3))/13.6)" office:value-type="float" office:value="41">
            <text:p>4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26]-10" office:value-type="float" office:value="910">
            <text:p>910</text:p>
          </table:table-cell>
          <table:table-cell table:formula="of:=1000-[.C127]" office:value-type="float" office:value="90">
            <text:p>90</text:p>
          </table:table-cell>
          <table:table-cell table:formula="of:=ROUND((2200-(LN([.C127])*200+[.C127]*0.3))/13.6)" office:value-type="float" office:value="41">
            <text:p>4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27]-10" office:value-type="float" office:value="900">
            <text:p>900</text:p>
          </table:table-cell>
          <table:table-cell table:formula="of:=1000-[.C128]" office:value-type="float" office:value="100">
            <text:p>100</text:p>
          </table:table-cell>
          <table:table-cell table:formula="of:=ROUND((2200-(LN([.C128])*200+[.C128]*0.3))/13.6)" office:value-type="float" office:value="42">
            <text:p>4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28]-10" office:value-type="float" office:value="890">
            <text:p>890</text:p>
          </table:table-cell>
          <table:table-cell table:formula="of:=1000-[.C129]" office:value-type="float" office:value="110">
            <text:p>110</text:p>
          </table:table-cell>
          <table:table-cell table:formula="of:=ROUND((2200-(LN([.C129])*200+[.C129]*0.3))/13.6)" office:value-type="float" office:value="42">
            <text:p>4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29]-10" office:value-type="float" office:value="880">
            <text:p>880</text:p>
          </table:table-cell>
          <table:table-cell table:formula="of:=1000-[.C130]" office:value-type="float" office:value="120">
            <text:p>120</text:p>
          </table:table-cell>
          <table:table-cell table:formula="of:=ROUND((2200-(LN([.C130])*200+[.C130]*0.3))/13.6)" office:value-type="float" office:value="43">
            <text:p>4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30]-10" office:value-type="float" office:value="870">
            <text:p>870</text:p>
          </table:table-cell>
          <table:table-cell table:formula="of:=1000-[.C131]" office:value-type="float" office:value="130">
            <text:p>130</text:p>
          </table:table-cell>
          <table:table-cell table:formula="of:=ROUND((2200-(LN([.C131])*200+[.C131]*0.3))/13.6)" office:value-type="float" office:value="43">
            <text:p>4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31]-10" office:value-type="float" office:value="860">
            <text:p>860</text:p>
          </table:table-cell>
          <table:table-cell table:formula="of:=1000-[.C132]" office:value-type="float" office:value="140">
            <text:p>140</text:p>
          </table:table-cell>
          <table:table-cell table:formula="of:=ROUND((2200-(LN([.C132])*200+[.C132]*0.3))/13.6)" office:value-type="float" office:value="43">
            <text:p>4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32]-10" office:value-type="float" office:value="850">
            <text:p>850</text:p>
          </table:table-cell>
          <table:table-cell table:formula="of:=1000-[.C133]" office:value-type="float" office:value="150">
            <text:p>150</text:p>
          </table:table-cell>
          <table:table-cell table:formula="of:=ROUND((2200-(LN([.C133])*200+[.C133]*0.3))/13.6)" office:value-type="float" office:value="44">
            <text:p>4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33]-10" office:value-type="float" office:value="840">
            <text:p>840</text:p>
          </table:table-cell>
          <table:table-cell table:formula="of:=1000-[.C134]" office:value-type="float" office:value="160">
            <text:p>160</text:p>
          </table:table-cell>
          <table:table-cell table:formula="of:=ROUND((2200-(LN([.C134])*200+[.C134]*0.3))/13.6)" office:value-type="float" office:value="44">
            <text:p>4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34]-10" office:value-type="float" office:value="830">
            <text:p>830</text:p>
          </table:table-cell>
          <table:table-cell table:formula="of:=1000-[.C135]" office:value-type="float" office:value="170">
            <text:p>170</text:p>
          </table:table-cell>
          <table:table-cell table:formula="of:=ROUND((2200-(LN([.C135])*200+[.C135]*0.3))/13.6)" office:value-type="float" office:value="45">
            <text:p>4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35]-10" office:value-type="float" office:value="820">
            <text:p>820</text:p>
          </table:table-cell>
          <table:table-cell table:formula="of:=1000-[.C136]" office:value-type="float" office:value="180">
            <text:p>180</text:p>
          </table:table-cell>
          <table:table-cell table:formula="of:=ROUND((2200-(LN([.C136])*200+[.C136]*0.3))/13.6)" office:value-type="float" office:value="45">
            <text:p>4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36]-10" office:value-type="float" office:value="810">
            <text:p>810</text:p>
          </table:table-cell>
          <table:table-cell table:formula="of:=1000-[.C137]" office:value-type="float" office:value="190">
            <text:p>190</text:p>
          </table:table-cell>
          <table:table-cell table:formula="of:=ROUND((2200-(LN([.C137])*200+[.C137]*0.3))/13.6)" office:value-type="float" office:value="45">
            <text:p>4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37]-10" office:value-type="float" office:value="800">
            <text:p>800</text:p>
          </table:table-cell>
          <table:table-cell table:formula="of:=1000-[.C138]" office:value-type="float" office:value="200">
            <text:p>200</text:p>
          </table:table-cell>
          <table:table-cell table:formula="of:=ROUND((2200-(LN([.C138])*200+[.C138]*0.3))/13.6)" office:value-type="float" office:value="46">
            <text:p>4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38]-10" office:value-type="float" office:value="790">
            <text:p>790</text:p>
          </table:table-cell>
          <table:table-cell table:formula="of:=1000-[.C139]" office:value-type="float" office:value="210">
            <text:p>210</text:p>
          </table:table-cell>
          <table:table-cell table:formula="of:=ROUND((2200-(LN([.C139])*200+[.C139]*0.3))/13.6)" office:value-type="float" office:value="46">
            <text:p>4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39]-10" office:value-type="float" office:value="780">
            <text:p>780</text:p>
          </table:table-cell>
          <table:table-cell table:formula="of:=1000-[.C140]" office:value-type="float" office:value="220">
            <text:p>220</text:p>
          </table:table-cell>
          <table:table-cell table:formula="of:=ROUND((2200-(LN([.C140])*200+[.C140]*0.3))/13.6)" office:value-type="float" office:value="47">
            <text:p>4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40]-10" office:value-type="float" office:value="770">
            <text:p>770</text:p>
          </table:table-cell>
          <table:table-cell table:formula="of:=1000-[.C141]" office:value-type="float" office:value="230">
            <text:p>230</text:p>
          </table:table-cell>
          <table:table-cell table:formula="of:=ROUND((2200-(LN([.C141])*200+[.C141]*0.3))/13.6)" office:value-type="float" office:value="47">
            <text:p>4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41]-10" office:value-type="float" office:value="760">
            <text:p>760</text:p>
          </table:table-cell>
          <table:table-cell table:formula="of:=1000-[.C142]" office:value-type="float" office:value="240">
            <text:p>240</text:p>
          </table:table-cell>
          <table:table-cell table:formula="of:=ROUND((2200-(LN([.C142])*200+[.C142]*0.3))/13.6)" office:value-type="float" office:value="47">
            <text:p>4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42]-10" office:value-type="float" office:value="750">
            <text:p>750</text:p>
          </table:table-cell>
          <table:table-cell table:formula="of:=1000-[.C143]" office:value-type="float" office:value="250">
            <text:p>250</text:p>
          </table:table-cell>
          <table:table-cell table:formula="of:=ROUND((2200-(LN([.C143])*200+[.C143]*0.3))/13.6)" office:value-type="float" office:value="48">
            <text:p>4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43]-10" office:value-type="float" office:value="740">
            <text:p>740</text:p>
          </table:table-cell>
          <table:table-cell table:formula="of:=1000-[.C144]" office:value-type="float" office:value="260">
            <text:p>260</text:p>
          </table:table-cell>
          <table:table-cell table:formula="of:=ROUND((2200-(LN([.C144])*200+[.C144]*0.3))/13.6)" office:value-type="float" office:value="48">
            <text:p>4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44]-10" office:value-type="float" office:value="730">
            <text:p>730</text:p>
          </table:table-cell>
          <table:table-cell table:formula="of:=1000-[.C145]" office:value-type="float" office:value="270">
            <text:p>270</text:p>
          </table:table-cell>
          <table:table-cell table:formula="of:=ROUND((2200-(LN([.C145])*200+[.C145]*0.3))/13.6)" office:value-type="float" office:value="49">
            <text:p>4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45]-10" office:value-type="float" office:value="720">
            <text:p>720</text:p>
          </table:table-cell>
          <table:table-cell table:formula="of:=1000-[.C146]" office:value-type="float" office:value="280">
            <text:p>280</text:p>
          </table:table-cell>
          <table:table-cell table:formula="of:=ROUND((2200-(LN([.C146])*200+[.C146]*0.3))/13.6)" office:value-type="float" office:value="49">
            <text:p>4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46]-10" office:value-type="float" office:value="710">
            <text:p>710</text:p>
          </table:table-cell>
          <table:table-cell table:formula="of:=1000-[.C147]" office:value-type="float" office:value="290">
            <text:p>290</text:p>
          </table:table-cell>
          <table:table-cell table:formula="of:=ROUND((2200-(LN([.C147])*200+[.C147]*0.3))/13.6)" office:value-type="float" office:value="50">
            <text:p>5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47]-10" office:value-type="float" office:value="700">
            <text:p>700</text:p>
          </table:table-cell>
          <table:table-cell table:formula="of:=1000-[.C148]" office:value-type="float" office:value="300">
            <text:p>300</text:p>
          </table:table-cell>
          <table:table-cell table:formula="of:=ROUND((2200-(LN([.C148])*200+[.C148]*0.3))/13.6)" office:value-type="float" office:value="50">
            <text:p>5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48]-10" office:value-type="float" office:value="690">
            <text:p>690</text:p>
          </table:table-cell>
          <table:table-cell table:formula="of:=1000-[.C149]" office:value-type="float" office:value="310">
            <text:p>310</text:p>
          </table:table-cell>
          <table:table-cell table:formula="of:=ROUND((2200-(LN([.C149])*200+[.C149]*0.3))/13.6)" office:value-type="float" office:value="50">
            <text:p>5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49]-10" office:value-type="float" office:value="680">
            <text:p>680</text:p>
          </table:table-cell>
          <table:table-cell table:formula="of:=1000-[.C150]" office:value-type="float" office:value="320">
            <text:p>320</text:p>
          </table:table-cell>
          <table:table-cell table:formula="of:=ROUND((2200-(LN([.C150])*200+[.C150]*0.3))/13.6)" office:value-type="float" office:value="51">
            <text:p>5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50]-10" office:value-type="float" office:value="670">
            <text:p>670</text:p>
          </table:table-cell>
          <table:table-cell table:formula="of:=1000-[.C151]" office:value-type="float" office:value="330">
            <text:p>330</text:p>
          </table:table-cell>
          <table:table-cell table:formula="of:=ROUND((2200-(LN([.C151])*200+[.C151]*0.3))/13.6)" office:value-type="float" office:value="51">
            <text:p>5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51]-10" office:value-type="float" office:value="660">
            <text:p>660</text:p>
          </table:table-cell>
          <table:table-cell table:formula="of:=1000-[.C152]" office:value-type="float" office:value="340">
            <text:p>340</text:p>
          </table:table-cell>
          <table:table-cell table:formula="of:=ROUND((2200-(LN([.C152])*200+[.C152]*0.3))/13.6)" office:value-type="float" office:value="52">
            <text:p>5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52]-10" office:value-type="float" office:value="650">
            <text:p>650</text:p>
          </table:table-cell>
          <table:table-cell table:formula="of:=1000-[.C153]" office:value-type="float" office:value="350">
            <text:p>350</text:p>
          </table:table-cell>
          <table:table-cell table:formula="of:=ROUND((2200-(LN([.C153])*200+[.C153]*0.3))/13.6)" office:value-type="float" office:value="52">
            <text:p>5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53]-10" office:value-type="float" office:value="640">
            <text:p>640</text:p>
          </table:table-cell>
          <table:table-cell table:formula="of:=1000-[.C154]" office:value-type="float" office:value="360">
            <text:p>360</text:p>
          </table:table-cell>
          <table:table-cell table:formula="of:=ROUND((2200-(LN([.C154])*200+[.C154]*0.3))/13.6)" office:value-type="float" office:value="53">
            <text:p>5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54]-10" office:value-type="float" office:value="630">
            <text:p>630</text:p>
          </table:table-cell>
          <table:table-cell table:formula="of:=1000-[.C155]" office:value-type="float" office:value="370">
            <text:p>370</text:p>
          </table:table-cell>
          <table:table-cell table:formula="of:=ROUND((2200-(LN([.C155])*200+[.C155]*0.3))/13.6)" office:value-type="float" office:value="53">
            <text:p>5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55]-10" office:value-type="float" office:value="620">
            <text:p>620</text:p>
          </table:table-cell>
          <table:table-cell table:formula="of:=1000-[.C156]" office:value-type="float" office:value="380">
            <text:p>380</text:p>
          </table:table-cell>
          <table:table-cell table:formula="of:=ROUND((2200-(LN([.C156])*200+[.C156]*0.3))/13.6)" office:value-type="float" office:value="54">
            <text:p>5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56]-10" office:value-type="float" office:value="610">
            <text:p>610</text:p>
          </table:table-cell>
          <table:table-cell table:formula="of:=1000-[.C157]" office:value-type="float" office:value="390">
            <text:p>390</text:p>
          </table:table-cell>
          <table:table-cell table:formula="of:=ROUND((2200-(LN([.C157])*200+[.C157]*0.3))/13.6)" office:value-type="float" office:value="54">
            <text:p>5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57]-10" office:value-type="float" office:value="600">
            <text:p>600</text:p>
          </table:table-cell>
          <table:table-cell table:formula="of:=1000-[.C158]" office:value-type="float" office:value="400">
            <text:p>400</text:p>
          </table:table-cell>
          <table:table-cell table:formula="of:=ROUND((2200-(LN([.C158])*200+[.C158]*0.3))/13.6)" office:value-type="float" office:value="54">
            <text:p>5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58]-10" office:value-type="float" office:value="590">
            <text:p>590</text:p>
          </table:table-cell>
          <table:table-cell table:formula="of:=1000-[.C159]" office:value-type="float" office:value="410">
            <text:p>410</text:p>
          </table:table-cell>
          <table:table-cell table:formula="of:=ROUND((2200-(LN([.C159])*200+[.C159]*0.3))/13.6)" office:value-type="float" office:value="55">
            <text:p>5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59]-10" office:value-type="float" office:value="580">
            <text:p>580</text:p>
          </table:table-cell>
          <table:table-cell table:formula="of:=1000-[.C160]" office:value-type="float" office:value="420">
            <text:p>420</text:p>
          </table:table-cell>
          <table:table-cell table:formula="of:=ROUND((2200-(LN([.C160])*200+[.C160]*0.3))/13.6)" office:value-type="float" office:value="55">
            <text:p>5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60]-10" office:value-type="float" office:value="570">
            <text:p>570</text:p>
          </table:table-cell>
          <table:table-cell table:formula="of:=1000-[.C161]" office:value-type="float" office:value="430">
            <text:p>430</text:p>
          </table:table-cell>
          <table:table-cell table:formula="of:=ROUND((2200-(LN([.C161])*200+[.C161]*0.3))/13.6)" office:value-type="float" office:value="56">
            <text:p>5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61]-10" office:value-type="float" office:value="560">
            <text:p>560</text:p>
          </table:table-cell>
          <table:table-cell table:formula="of:=1000-[.C162]" office:value-type="float" office:value="440">
            <text:p>440</text:p>
          </table:table-cell>
          <table:table-cell table:formula="of:=ROUND((2200-(LN([.C162])*200+[.C162]*0.3))/13.6)" office:value-type="float" office:value="56">
            <text:p>5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62]-10" office:value-type="float" office:value="550">
            <text:p>550</text:p>
          </table:table-cell>
          <table:table-cell table:formula="of:=1000-[.C163]" office:value-type="float" office:value="450">
            <text:p>450</text:p>
          </table:table-cell>
          <table:table-cell table:formula="of:=ROUND((2200-(LN([.C163])*200+[.C163]*0.3))/13.6)" office:value-type="float" office:value="57">
            <text:p>5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63]-10" office:value-type="float" office:value="540">
            <text:p>540</text:p>
          </table:table-cell>
          <table:table-cell table:formula="of:=1000-[.C164]" office:value-type="float" office:value="460">
            <text:p>460</text:p>
          </table:table-cell>
          <table:table-cell table:formula="of:=ROUND((2200-(LN([.C164])*200+[.C164]*0.3))/13.6)" office:value-type="float" office:value="57">
            <text:p>5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64]-10" office:value-type="float" office:value="530">
            <text:p>530</text:p>
          </table:table-cell>
          <table:table-cell table:formula="of:=1000-[.C165]" office:value-type="float" office:value="470">
            <text:p>470</text:p>
          </table:table-cell>
          <table:table-cell table:formula="of:=ROUND((2200-(LN([.C165])*200+[.C165]*0.3))/13.6)" office:value-type="float" office:value="58">
            <text:p>5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65]-10" office:value-type="float" office:value="520">
            <text:p>520</text:p>
          </table:table-cell>
          <table:table-cell table:formula="of:=1000-[.C166]" office:value-type="float" office:value="480">
            <text:p>480</text:p>
          </table:table-cell>
          <table:table-cell table:formula="of:=ROUND((2200-(LN([.C166])*200+[.C166]*0.3))/13.6)" office:value-type="float" office:value="58">
            <text:p>5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66]-10" office:value-type="float" office:value="510">
            <text:p>510</text:p>
          </table:table-cell>
          <table:table-cell table:formula="of:=1000-[.C167]" office:value-type="float" office:value="490">
            <text:p>490</text:p>
          </table:table-cell>
          <table:table-cell table:formula="of:=ROUND((2200-(LN([.C167])*200+[.C167]*0.3))/13.6)" office:value-type="float" office:value="59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67]-10" office:value-type="float" office:value="500">
            <text:p>500</text:p>
          </table:table-cell>
          <table:table-cell table:formula="of:=1000-[.C168]" office:value-type="float" office:value="500">
            <text:p>500</text:p>
          </table:table-cell>
          <table:table-cell table:formula="of:=ROUND((2200-(LN([.C168])*200+[.C168]*0.3))/13.6)" office:value-type="float" office:value="59">
            <text:p>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68]-10" office:value-type="float" office:value="490">
            <text:p>490</text:p>
          </table:table-cell>
          <table:table-cell table:formula="of:=1000-[.C169]" office:value-type="float" office:value="510">
            <text:p>510</text:p>
          </table:table-cell>
          <table:table-cell table:formula="of:=ROUND((2200-(LN([.C169])*200+[.C169]*0.3))/13.6)" office:value-type="float" office:value="60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69]-10" office:value-type="float" office:value="480">
            <text:p>480</text:p>
          </table:table-cell>
          <table:table-cell table:formula="of:=1000-[.C170]" office:value-type="float" office:value="520">
            <text:p>520</text:p>
          </table:table-cell>
          <table:table-cell table:formula="of:=ROUND((2200-(LN([.C170])*200+[.C170]*0.3))/13.6)" office:value-type="float" office:value="60">
            <text:p>6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70]-10" office:value-type="float" office:value="470">
            <text:p>470</text:p>
          </table:table-cell>
          <table:table-cell table:formula="of:=1000-[.C171]" office:value-type="float" office:value="530">
            <text:p>530</text:p>
          </table:table-cell>
          <table:table-cell table:formula="of:=ROUND((2200-(LN([.C171])*200+[.C171]*0.3))/13.6)" office:value-type="float" office:value="61">
            <text:p>6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71]-10" office:value-type="float" office:value="460">
            <text:p>460</text:p>
          </table:table-cell>
          <table:table-cell table:formula="of:=1000-[.C172]" office:value-type="float" office:value="540">
            <text:p>540</text:p>
          </table:table-cell>
          <table:table-cell table:formula="of:=ROUND((2200-(LN([.C172])*200+[.C172]*0.3))/13.6)" office:value-type="float" office:value="61">
            <text:p>6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72]-10" office:value-type="float" office:value="450">
            <text:p>450</text:p>
          </table:table-cell>
          <table:table-cell table:formula="of:=1000-[.C173]" office:value-type="float" office:value="550">
            <text:p>550</text:p>
          </table:table-cell>
          <table:table-cell table:formula="of:=ROUND((2200-(LN([.C173])*200+[.C173]*0.3))/13.6)" office:value-type="float" office:value="62">
            <text:p>6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73]-10" office:value-type="float" office:value="440">
            <text:p>440</text:p>
          </table:table-cell>
          <table:table-cell table:formula="of:=1000-[.C174]" office:value-type="float" office:value="560">
            <text:p>560</text:p>
          </table:table-cell>
          <table:table-cell table:formula="of:=ROUND((2200-(LN([.C174])*200+[.C174]*0.3))/13.6)" office:value-type="float" office:value="63">
            <text:p>6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74]-10" office:value-type="float" office:value="430">
            <text:p>430</text:p>
          </table:table-cell>
          <table:table-cell table:formula="of:=1000-[.C175]" office:value-type="float" office:value="570">
            <text:p>570</text:p>
          </table:table-cell>
          <table:table-cell table:formula="of:=ROUND((2200-(LN([.C175])*200+[.C175]*0.3))/13.6)" office:value-type="float" office:value="63">
            <text:p>6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75]-10" office:value-type="float" office:value="420">
            <text:p>420</text:p>
          </table:table-cell>
          <table:table-cell table:formula="of:=1000-[.C176]" office:value-type="float" office:value="580">
            <text:p>580</text:p>
          </table:table-cell>
          <table:table-cell table:formula="of:=ROUND((2200-(LN([.C176])*200+[.C176]*0.3))/13.6)" office:value-type="float" office:value="64">
            <text:p>6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76]-10" office:value-type="float" office:value="410">
            <text:p>410</text:p>
          </table:table-cell>
          <table:table-cell table:formula="of:=1000-[.C177]" office:value-type="float" office:value="590">
            <text:p>590</text:p>
          </table:table-cell>
          <table:table-cell table:formula="of:=ROUND((2200-(LN([.C177])*200+[.C177]*0.3))/13.6)" office:value-type="float" office:value="64">
            <text:p>6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77]-10" office:value-type="float" office:value="400">
            <text:p>400</text:p>
          </table:table-cell>
          <table:table-cell table:formula="of:=1000-[.C178]" office:value-type="float" office:value="600">
            <text:p>600</text:p>
          </table:table-cell>
          <table:table-cell table:formula="of:=ROUND((2200-(LN([.C178])*200+[.C178]*0.3))/13.6)" office:value-type="float" office:value="65">
            <text:p>6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78]-10" office:value-type="float" office:value="390">
            <text:p>390</text:p>
          </table:table-cell>
          <table:table-cell table:formula="of:=1000-[.C179]" office:value-type="float" office:value="610">
            <text:p>610</text:p>
          </table:table-cell>
          <table:table-cell table:formula="of:=ROUND((2200-(LN([.C179])*200+[.C179]*0.3))/13.6)" office:value-type="float" office:value="65">
            <text:p>6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79]-10" office:value-type="float" office:value="380">
            <text:p>380</text:p>
          </table:table-cell>
          <table:table-cell table:formula="of:=1000-[.C180]" office:value-type="float" office:value="620">
            <text:p>620</text:p>
          </table:table-cell>
          <table:table-cell table:formula="of:=ROUND((2200-(LN([.C180])*200+[.C180]*0.3))/13.6)" office:value-type="float" office:value="66">
            <text:p>6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80]-10" office:value-type="float" office:value="370">
            <text:p>370</text:p>
          </table:table-cell>
          <table:table-cell table:formula="of:=1000-[.C181]" office:value-type="float" office:value="630">
            <text:p>630</text:p>
          </table:table-cell>
          <table:table-cell table:formula="of:=ROUND((2200-(LN([.C181])*200+[.C181]*0.3))/13.6)" office:value-type="float" office:value="67">
            <text:p>6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81]-10" office:value-type="float" office:value="360">
            <text:p>360</text:p>
          </table:table-cell>
          <table:table-cell table:formula="of:=1000-[.C182]" office:value-type="float" office:value="640">
            <text:p>640</text:p>
          </table:table-cell>
          <table:table-cell table:formula="of:=ROUND((2200-(LN([.C182])*200+[.C182]*0.3))/13.6)" office:value-type="float" office:value="67">
            <text:p>6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82]-10" office:value-type="float" office:value="350">
            <text:p>350</text:p>
          </table:table-cell>
          <table:table-cell table:formula="of:=1000-[.C183]" office:value-type="float" office:value="650">
            <text:p>650</text:p>
          </table:table-cell>
          <table:table-cell table:formula="of:=ROUND((2200-(LN([.C183])*200+[.C183]*0.3))/13.6)" office:value-type="float" office:value="68">
            <text:p>6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83]-10" office:value-type="float" office:value="340">
            <text:p>340</text:p>
          </table:table-cell>
          <table:table-cell table:formula="of:=1000-[.C184]" office:value-type="float" office:value="660">
            <text:p>660</text:p>
          </table:table-cell>
          <table:table-cell table:formula="of:=ROUND((2200-(LN([.C184])*200+[.C184]*0.3))/13.6)" office:value-type="float" office:value="69">
            <text:p>6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84]-10" office:value-type="float" office:value="330">
            <text:p>330</text:p>
          </table:table-cell>
          <table:table-cell table:formula="of:=1000-[.C185]" office:value-type="float" office:value="670">
            <text:p>670</text:p>
          </table:table-cell>
          <table:table-cell table:formula="of:=ROUND((2200-(LN([.C185])*200+[.C185]*0.3))/13.6)" office:value-type="float" office:value="69">
            <text:p>6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85]-10" office:value-type="float" office:value="320">
            <text:p>320</text:p>
          </table:table-cell>
          <table:table-cell table:formula="of:=1000-[.C186]" office:value-type="float" office:value="680">
            <text:p>680</text:p>
          </table:table-cell>
          <table:table-cell table:formula="of:=ROUND((2200-(LN([.C186])*200+[.C186]*0.3))/13.6)" office:value-type="float" office:value="70">
            <text:p>7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86]-10" office:value-type="float" office:value="310">
            <text:p>310</text:p>
          </table:table-cell>
          <table:table-cell table:formula="of:=1000-[.C187]" office:value-type="float" office:value="690">
            <text:p>690</text:p>
          </table:table-cell>
          <table:table-cell table:formula="of:=ROUND((2200-(LN([.C187])*200+[.C187]*0.3))/13.6)" office:value-type="float" office:value="71">
            <text:p>7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87]-10" office:value-type="float" office:value="300">
            <text:p>300</text:p>
          </table:table-cell>
          <table:table-cell table:formula="of:=1000-[.C188]" office:value-type="float" office:value="700">
            <text:p>700</text:p>
          </table:table-cell>
          <table:table-cell table:formula="of:=ROUND((2200-(LN([.C188])*200+[.C188]*0.3))/13.6)" office:value-type="float" office:value="71">
            <text:p>7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88]-10" office:value-type="float" office:value="290">
            <text:p>290</text:p>
          </table:table-cell>
          <table:table-cell table:formula="of:=1000-[.C189]" office:value-type="float" office:value="710">
            <text:p>710</text:p>
          </table:table-cell>
          <table:table-cell table:formula="of:=ROUND((2200-(LN([.C189])*200+[.C189]*0.3))/13.6)" office:value-type="float" office:value="72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89]-10" office:value-type="float" office:value="280">
            <text:p>280</text:p>
          </table:table-cell>
          <table:table-cell table:formula="of:=1000-[.C190]" office:value-type="float" office:value="720">
            <text:p>720</text:p>
          </table:table-cell>
          <table:table-cell table:formula="of:=ROUND((2200-(LN([.C190])*200+[.C190]*0.3))/13.6)" office:value-type="float" office:value="73">
            <text:p>7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90]-10" office:value-type="float" office:value="270">
            <text:p>270</text:p>
          </table:table-cell>
          <table:table-cell table:formula="of:=1000-[.C191]" office:value-type="float" office:value="730">
            <text:p>730</text:p>
          </table:table-cell>
          <table:table-cell table:formula="of:=ROUND((2200-(LN([.C191])*200+[.C191]*0.3))/13.6)" office:value-type="float" office:value="73">
            <text:p>7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91]-10" office:value-type="float" office:value="260">
            <text:p>260</text:p>
          </table:table-cell>
          <table:table-cell table:formula="of:=1000-[.C192]" office:value-type="float" office:value="740">
            <text:p>740</text:p>
          </table:table-cell>
          <table:table-cell table:formula="of:=ROUND((2200-(LN([.C192])*200+[.C192]*0.3))/13.6)" office:value-type="float" office:value="74">
            <text:p>7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92]-10" office:value-type="float" office:value="250">
            <text:p>250</text:p>
          </table:table-cell>
          <table:table-cell table:formula="of:=1000-[.C193]" office:value-type="float" office:value="750">
            <text:p>750</text:p>
          </table:table-cell>
          <table:table-cell table:formula="of:=ROUND((2200-(LN([.C193])*200+[.C193]*0.3))/13.6)" office:value-type="float" office:value="75">
            <text:p>7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93]-10" office:value-type="float" office:value="240">
            <text:p>240</text:p>
          </table:table-cell>
          <table:table-cell table:formula="of:=1000-[.C194]" office:value-type="float" office:value="760">
            <text:p>760</text:p>
          </table:table-cell>
          <table:table-cell table:formula="of:=ROUND((2200-(LN([.C194])*200+[.C194]*0.3))/13.6)" office:value-type="float" office:value="76">
            <text:p>7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94]-10" office:value-type="float" office:value="230">
            <text:p>230</text:p>
          </table:table-cell>
          <table:table-cell table:formula="of:=1000-[.C195]" office:value-type="float" office:value="770">
            <text:p>770</text:p>
          </table:table-cell>
          <table:table-cell table:formula="of:=ROUND((2200-(LN([.C195])*200+[.C195]*0.3))/13.6)" office:value-type="float" office:value="77">
            <text:p>7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95]-10" office:value-type="float" office:value="220">
            <text:p>220</text:p>
          </table:table-cell>
          <table:table-cell table:formula="of:=1000-[.C196]" office:value-type="float" office:value="780">
            <text:p>780</text:p>
          </table:table-cell>
          <table:table-cell table:formula="of:=ROUND((2200-(LN([.C196])*200+[.C196]*0.3))/13.6)" office:value-type="float" office:value="78">
            <text:p>7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96]-10" office:value-type="float" office:value="210">
            <text:p>210</text:p>
          </table:table-cell>
          <table:table-cell table:formula="of:=1000-[.C197]" office:value-type="float" office:value="790">
            <text:p>790</text:p>
          </table:table-cell>
          <table:table-cell table:formula="of:=ROUND((2200-(LN([.C197])*200+[.C197]*0.3))/13.6)" office:value-type="float" office:value="78">
            <text:p>7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97]-10" office:value-type="float" office:value="200">
            <text:p>200</text:p>
          </table:table-cell>
          <table:table-cell table:formula="of:=1000-[.C198]" office:value-type="float" office:value="800">
            <text:p>800</text:p>
          </table:table-cell>
          <table:table-cell table:formula="of:=ROUND((2200-(LN([.C198])*200+[.C198]*0.3))/13.6)" office:value-type="float" office:value="79">
            <text:p>7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98]-10" office:value-type="float" office:value="190">
            <text:p>190</text:p>
          </table:table-cell>
          <table:table-cell table:formula="of:=1000-[.C199]" office:value-type="float" office:value="810">
            <text:p>810</text:p>
          </table:table-cell>
          <table:table-cell table:formula="of:=ROUND((2200-(LN([.C199])*200+[.C199]*0.3))/13.6)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199]-10" office:value-type="float" office:value="180">
            <text:p>180</text:p>
          </table:table-cell>
          <table:table-cell table:formula="of:=1000-[.C200]" office:value-type="float" office:value="820">
            <text:p>820</text:p>
          </table:table-cell>
          <table:table-cell table:formula="of:=ROUND((2200-(LN([.C200])*200+[.C200]*0.3))/13.6)" office:value-type="float" office:value="81">
            <text:p>8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00]-10" office:value-type="float" office:value="170">
            <text:p>170</text:p>
          </table:table-cell>
          <table:table-cell table:formula="of:=1000-[.C201]" office:value-type="float" office:value="830">
            <text:p>830</text:p>
          </table:table-cell>
          <table:table-cell table:formula="of:=ROUND((2200-(LN([.C201])*200+[.C201]*0.3))/13.6)" office:value-type="float" office:value="82">
            <text:p>8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01]-10" office:value-type="float" office:value="160">
            <text:p>160</text:p>
          </table:table-cell>
          <table:table-cell table:formula="of:=1000-[.C202]" office:value-type="float" office:value="840">
            <text:p>840</text:p>
          </table:table-cell>
          <table:table-cell table:formula="of:=ROUND((2200-(LN([.C202])*200+[.C202]*0.3))/13.6)" office:value-type="float" office:value="84">
            <text:p>8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02]-10" office:value-type="float" office:value="150">
            <text:p>150</text:p>
          </table:table-cell>
          <table:table-cell table:formula="of:=1000-[.C203]" office:value-type="float" office:value="850">
            <text:p>850</text:p>
          </table:table-cell>
          <table:table-cell table:formula="of:=ROUND((2200-(LN([.C203])*200+[.C203]*0.3))/13.6)" office:value-type="float" office:value="85">
            <text:p>8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03]-10" office:value-type="float" office:value="140">
            <text:p>140</text:p>
          </table:table-cell>
          <table:table-cell table:formula="of:=1000-[.C204]" office:value-type="float" office:value="860">
            <text:p>860</text:p>
          </table:table-cell>
          <table:table-cell table:formula="of:=ROUND((2200-(LN([.C204])*200+[.C204]*0.3))/13.6)" office:value-type="float" office:value="86">
            <text:p>8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04]-10" office:value-type="float" office:value="130">
            <text:p>130</text:p>
          </table:table-cell>
          <table:table-cell table:formula="of:=1000-[.C205]" office:value-type="float" office:value="870">
            <text:p>870</text:p>
          </table:table-cell>
          <table:table-cell table:formula="of:=ROUND((2200-(LN([.C205])*200+[.C205]*0.3))/13.6)" office:value-type="float" office:value="87">
            <text:p>8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05]-10" office:value-type="float" office:value="120">
            <text:p>120</text:p>
          </table:table-cell>
          <table:table-cell table:formula="of:=1000-[.C206]" office:value-type="float" office:value="880">
            <text:p>880</text:p>
          </table:table-cell>
          <table:table-cell table:formula="of:=ROUND((2200-(LN([.C206])*200+[.C206]*0.3))/13.6)" office:value-type="float" office:value="89">
            <text:p>8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06]-10" office:value-type="float" office:value="110">
            <text:p>110</text:p>
          </table:table-cell>
          <table:table-cell table:formula="of:=1000-[.C207]" office:value-type="float" office:value="890">
            <text:p>890</text:p>
          </table:table-cell>
          <table:table-cell table:formula="of:=ROUND((2200-(LN([.C207])*200+[.C207]*0.3))/13.6)" office:value-type="float" office:value="90">
            <text:p>9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07]-10" office:value-type="float" office:value="100">
            <text:p>100</text:p>
          </table:table-cell>
          <table:table-cell table:formula="of:=1000-[.C208]" office:value-type="float" office:value="900">
            <text:p>900</text:p>
          </table:table-cell>
          <table:table-cell table:formula="of:=ROUND((2200-(LN([.C208])*200+[.C208]*0.3))/13.6)" office:value-type="float" office:value="92">
            <text:p>9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08]-10" office:value-type="float" office:value="90">
            <text:p>90</text:p>
          </table:table-cell>
          <table:table-cell table:formula="of:=1000-[.C209]" office:value-type="float" office:value="910">
            <text:p>910</text:p>
          </table:table-cell>
          <table:table-cell table:formula="of:=ROUND((2200-(LN([.C209])*200+[.C209]*0.3))/13.6)" office:value-type="float" office:value="94">
            <text:p>94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09]-10" office:value-type="float" office:value="80">
            <text:p>80</text:p>
          </table:table-cell>
          <table:table-cell table:formula="of:=1000-[.C210]" office:value-type="float" office:value="920">
            <text:p>920</text:p>
          </table:table-cell>
          <table:table-cell table:formula="of:=ROUND((2200-(LN([.C210])*200+[.C210]*0.3))/13.6)" office:value-type="float" office:value="96">
            <text:p>9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10]-10" office:value-type="float" office:value="70">
            <text:p>70</text:p>
          </table:table-cell>
          <table:table-cell table:formula="of:=1000-[.C211]" office:value-type="float" office:value="930">
            <text:p>930</text:p>
          </table:table-cell>
          <table:table-cell table:formula="of:=ROUND((2200-(LN([.C211])*200+[.C211]*0.3))/13.6)" office:value-type="float" office:value="98">
            <text:p>9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11]-10" office:value-type="float" office:value="60">
            <text:p>60</text:p>
          </table:table-cell>
          <table:table-cell table:formula="of:=1000-[.C212]" office:value-type="float" office:value="940">
            <text:p>940</text:p>
          </table:table-cell>
          <table:table-cell table:formula="of:=ROUND((2200-(LN([.C212])*200+[.C212]*0.3))/13.6)" office:value-type="float" office:value="100">
            <text:p>1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12]-10" office:value-type="float" office:value="50">
            <text:p>50</text:p>
          </table:table-cell>
          <table:table-cell table:formula="of:=1000-[.C213]" office:value-type="float" office:value="950">
            <text:p>950</text:p>
          </table:table-cell>
          <table:table-cell table:formula="of:=ROUND((2200-(LN([.C213])*200+[.C213]*0.3))/13.6)" office:value-type="float" office:value="103">
            <text:p>10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13]-10" office:value-type="float" office:value="40">
            <text:p>40</text:p>
          </table:table-cell>
          <table:table-cell table:formula="of:=1000-[.C214]" office:value-type="float" office:value="960">
            <text:p>960</text:p>
          </table:table-cell>
          <table:table-cell table:formula="of:=ROUND((2200-(LN([.C214])*200+[.C214]*0.3))/13.6)" office:value-type="float" office:value="107">
            <text:p>10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14]-10" office:value-type="float" office:value="30">
            <text:p>30</text:p>
          </table:table-cell>
          <table:table-cell table:formula="of:=1000-[.C215]" office:value-type="float" office:value="970">
            <text:p>970</text:p>
          </table:table-cell>
          <table:table-cell table:formula="of:=ROUND((2200-(LN([.C215])*200+[.C215]*0.3))/13.6)" office:value-type="float" office:value="111">
            <text:p>111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15]-10" office:value-type="float" office:value="20">
            <text:p>20</text:p>
          </table:table-cell>
          <table:table-cell table:formula="of:=1000-[.C216]" office:value-type="float" office:value="980">
            <text:p>980</text:p>
          </table:table-cell>
          <table:table-cell table:formula="of:=ROUND((2200-(LN([.C216])*200+[.C216]*0.3))/13.6)" office:value-type="float" office:value="117">
            <text:p>11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16]-10" office:value-type="float" office:value="10">
            <text:p>10</text:p>
          </table:table-cell>
          <table:table-cell table:formula="of:=1000-[.C217]" office:value-type="float" office:value="990">
            <text:p>990</text:p>
          </table:table-cell>
          <table:table-cell table:formula="of:=ROUND((2200-(LN([.C217])*200+[.C217]*0.3))/13.6)" office:value-type="float" office:value="128">
            <text:p>128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C217]-10" office:value-type="float" office:value="0">
            <text:p>0</text:p>
          </table:table-cell>
          <table:table-cell table:formula="of:=1000-[.C218]" office:value-type="float" office:value="1000">
            <text:p>1000</text:p>
          </table:table-cell>
          <table:table-cell table:formula="of:=ROUND((2200-(LN([.C218])*200+[.C218]*0.3))/13.6)" office:value-type="float" office:value="0">
            <text:p>Err :502</text:p>
          </table:table-cell>
          <table:table-cell table:number-columns-repeated="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6">26/04/2011</text:date>, <text:time>21:0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urent Lécluse</meta:initial-creator>
    <meta:creation-date>2011-04-25T19:09:30</meta:creation-date>
    <dc:date>2011-04-26T21:06:02</dc:date>
    <dc:creator>Laurent Lécluse</dc:creator>
    <meta:editing-duration>PT01H17M39S</meta:editing-duration>
    <meta:editing-cycles>5</meta:editing-cycles>
    <meta:generator>OpenOffice.org/3.2$Unix OpenOffice.org_project/320m19$Build-9505</meta:generator>
    <meta:document-statistic meta:table-count="3" meta:cell-count="67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477cm" svg:height="11.042cm" xlink:href=".." chart:class="chart:line" chart:style-name="ch1">
        <chart:legend chart:legend-position="end" svg:x="28.452cm" svg:y="5.239cm" chart:style-name="ch2"/>
        <chart:plot-area chart:style-name="ch3" table:cell-range-address="Feuille1.C18:Feuille1.C218 Feuille1.E17:Feuille1.E218" chart:data-source-has-labels="both" svg:x="0.629cm" svg:y="0.22cm" svg:width="27.195cm" svg:height="10.382cm">
          <chart:axis chart:dimension="x" chart:name="primary-x" chart:style-name="ch4">
            <chart:categories table:cell-range-address="Feuille1.C18:Feuille1.C2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E18:Feuille1.E218" chart:label-cell-address="Feuille1.E17:Feuille1.E17" chart:class="chart:line"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E17:Feuille1.E17">Score calculé</text:p>
              </table:table-cell>
            </table:table-row>
          </table:table-header-rows>
          <table:table-rows>
            <table:table-row>
              <table:table-cell office:value-type="string">
                <text:p text:id="Feuille1.C18:Feuille1.C218">2000</text:p>
              </table:table-cell>
              <table:table-cell office:value-type="float" office:value="6">
                <text:p text:id="Feuille1.E18:Feuille1.E218">6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62cm" svg:height="7cm" xlink:href=".." chart:class="chart:line" chart:style-name="ch1">
        <chart:legend chart:legend-position="end" svg:x="11.973cm" svg:y="3.218cm" chart:style-name="ch2"/>
        <chart:plot-area chart:style-name="ch3" table:cell-range-address="Feuille1.H3:Feuille1.H7 Feuille1.J2:Feuille1.J7" chart:data-source-has-labels="both" svg:x="0.293cm" svg:y="0.14cm" svg:width="11.388cm" svg:height="6.58cm">
          <chart:axis chart:dimension="x" chart:name="primary-x" chart:style-name="ch4">
            <chart:categories table:cell-range-address="Feuille1.H3:Feuille1.H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J3:Feuille1.J7" chart:label-cell-address="Feuille1.J2:Feuille1.J2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J2:Feuille1.J2">Score calculé</text:p>
              </table:table-cell>
            </table:table-row>
          </table:table-header-rows>
          <table:table-rows>
            <table:table-row>
              <table:table-cell office:value-type="string">
                <text:p text:id="Feuille1.H3:Feuille1.H7">2000</text:p>
              </table:table-cell>
              <table:table-cell office:value-type="float" office:value="6">
                <text:p text:id="Feuille1.J3:Feuille1.J7">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62">
                <text:p>1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line" chart:style-name="ch1">
        <chart:legend chart:legend-position="end" svg:x="5.974cm" svg:y="3.218cm" chart:style-name="ch2"/>
        <chart:plot-area chart:style-name="ch3" table:cell-range-address="Feuille1.H54:Feuille1.I57" chart:data-source-has-labels="column" svg:x="0.16cm" svg:y="0.14cm" svg:width="5.654cm" svg:height="6.58cm">
          <chart:axis chart:dimension="x" chart:name="primary-x" chart:style-name="ch4">
            <chart:categories table:cell-range-address="Feuille1.H54:Feuille1.H5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I54:Feuille1.I57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string">
                <text:p text:id="Feuille1.H54:Feuille1.H57">1</text:p>
              </table:table-cell>
              <table:table-cell office:value-type="float" office:value="0.1">
                <text:p text:id="Feuille1.I54:Feuille1.I57">0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3147180559945">
                <text:p>7.13147180559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2861228866811">
                <text:p>11.2861228866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2629436111989">
                <text:p>14.26294361119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